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20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8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30" style:family="table-cell" style:parent-style-name="Default" style:data-style-name="N52">
      <style:table-cell-properties style:vertical-align="automatic"/>
    </style:style>
    <style:style style:name="ce31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55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Default" style:data-style-name="N53">
      <style:table-cell-properties style:vertical-align="middle"/>
      <style:text-properties style:font-name="Times New Roman" style:font-name-asian="Times New Roman" style:font-name-complex="Times New Roman"/>
    </style:style>
    <style:style style:name="ce4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7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2" style:family="table-cell" style:parent-style-name="Default" style:data-style-name="N58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4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5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6" style:family="table-cell" style:parent-style-name="_21315__20998__20301_" style:data-style-name="N58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09" style:family="table-cell" style:parent-style-name="_21315__20998__20301__91_0_93__96-09" style:data-style-name="N5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0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_21315__20998__20301_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21315__20998__20301__91_0_93__96-09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18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22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5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57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5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8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95pt" style:use-optimal-row-height="false" fo:break-before="auto"/>
    </style:style>
    <style:style style:name="ro18" style:family="table-row">
      <style:table-row-properties style:row-height="16.2pt" style:use-optimal-row-height="true" fo:break-before="auto"/>
    </style:style>
    <style:style style:name="ro19" style:family="table-row">
      <style:table-row-properties style:row-height="23.1pt" style:use-optimal-row-height="false" fo:break-before="auto"/>
    </style:style>
    <style:style style:name="ro20" style:family="table-row">
      <style:table-row-properties style:row-height="21.45pt" style:use-optimal-row-height="false" fo:break-before="auto"/>
    </style:style>
    <style:style style:name="ro21" style:family="table-row">
      <style:table-row-properties style:row-height="22.05pt" style:use-optimal-row-height="false" fo:break-before="auto"/>
    </style:style>
    <style:style style:name="ro22" style:family="table-row">
      <style:table-row-properties style:row-height="24pt" style:use-optimal-row-height="false" fo:break-before="auto"/>
    </style:style>
    <style:style style:name="ro23" style:family="table-row">
      <style:table-row-properties style:row-height="22.8pt" style:use-optimal-row-height="false" fo:break-before="auto"/>
    </style:style>
    <style:style style:name="ro24" style:family="table-row">
      <style:table-row-properties style:row-height="25.95pt" style:use-optimal-row-height="false" fo:break-before="auto"/>
    </style:style>
    <style:style style:name="ro25" style:family="table-row">
      <style:table-row-properties style:row-height="18pt" style:use-optimal-row-height="false" fo:break-before="auto"/>
    </style:style>
    <style:style style:name="ro26" style:family="table-row">
      <style:table-row-properties style:row-height="20.1pt" style:use-optimal-row-height="false" fo:break-before="auto"/>
    </style:style>
    <style:style style:name="ro27" style:family="table-row">
      <style:table-row-properties style:row-height="3pt" style:use-optimal-row-height="false" fo:break-before="auto"/>
    </style:style>
    <style:style style:name="ro28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99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96"/>
          <table:table-cell table:number-columns-repeated="9" table:style-name="ce95"/>
          <table:table-cell office:value-type="string" table:style-name="ce94">
            <text:p><text:s text:c="10"/>單位：平方公里；個；戶；人</text:p>
          </table:table-cell>
          <table:table-cell table:style-name="ce93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6">
            <text:p><text:s/>年<text:span text:style-name="T1"><text:s/>月 底 別</text:span></text:p>
          </table:table-cell>
          <table:table-cell office:value-type="string" table:style-name="ce91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0">
            <text:p>鄉鎮</text:p>
          </table:table-cell>
          <table:table-cell office:value-type="string" table:number-columns-spanned="1" table:number-rows-spanned="2" table:style-name="ce147">
            <text:p>村里數</text:p>
          </table:table-cell>
          <table:table-cell office:value-type="string" table:number-columns-spanned="1" table:number-rows-spanned="2" table:style-name="ce147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7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7">
            <text:p>人　　口　　數</text:p>
          </table:table-cell>
          <table:covered-table-cell table:number-columns-repeated="2"/>
          <table:table-cell office:value-type="string" table:style-name="ce86">
            <text:p>性別比例<text:span text:style-name="T3"><text:s/>(<text:s/></text:span><text:span text:style-name="T1">每百</text:span></text:p>
          </table:table-cell>
          <table:table-cell office:value-type="string" table:style-name="ce85">
            <text:p>人口密度 ( 每平</text:p>
          </table:table-cell>
          <table:table-cell office:value-type="string" table:style-name="ce85">
            <text:p>戶<text:span text:style-name="T1"><text:s/>量 ( 每戶</text:span>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83">
            <text:p>( 平方公里 )</text:p>
          </table:table-cell>
          <table:table-cell office:value-type="string" table:style-name="ce82">
            <text:p>市區數</text:p>
          </table:table-cell>
          <table:covered-table-cell/>
          <table:covered-table-cell/>
          <table:covered-table-cell/>
          <table:table-cell office:value-type="string" table:style-name="ce80">
            <text:p>總<text:span text:style-name="T3"><text:s text:c="3"/></text:span><text:span text:style-name="T1">計</text:span></text:p>
          </table:table-cell>
          <table:table-cell office:value-type="string" table:style-name="ce80">
            <text:p>男</text:p>
          </table:table-cell>
          <table:table-cell office:value-type="string" table:style-name="ce79">
            <text:p>女</text:p>
          </table:table-cell>
          <table:table-cell office:value-type="string" table:style-name="ce78">
            <text:p>女子所當男子數<text:span text:style-name="T3"><text:s/>)</text:span></text:p>
          </table:table-cell>
          <table:table-cell office:value-type="string" table:style-name="ce77">
            <text:p>方公里人口數 )</text:p>
          </table:table-cell>
          <table:table-cell office:value-type="string" table:style-name="ce77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71">
            <text:p>87 年</text:p>
          </table:table-cell>
          <table:table-cell office:value-type="float" office:value="36188.035400000001" table:style-name="ce70">
            <text:p><text:s text:c="3"/>36,188.0354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7755" table:style-name="ce69">
            <text:p><text:s text:c="3"/>7,755</text:p>
          </table:table-cell>
          <table:table-cell office:value-type="float" office:value="143104" table:style-name="ce69">
            <text:p><text:s text:c="3"/>143,104</text:p>
          </table:table-cell>
          <table:table-cell office:value-type="float" office:value="6369768" table:style-name="ce57">
            <text:p><text:s text:c="3"/>6,369,768</text:p>
          </table:table-cell>
          <table:table-cell office:value-type="float" office:value="21928591" table:formula="of:=[.H5]+[.I5]" table:style-name="ce57">
            <text:p><text:s text:c="3"/>21,928,591</text:p>
          </table:table-cell>
          <table:table-cell office:value-type="float" office:value="11243408" table:style-name="ce69">
            <text:p><text:s text:c="3"/>11,243,408</text:p>
          </table:table-cell>
          <table:table-cell office:value-type="float" office:value="10685183" table:style-name="ce76">
            <text:p><text:s text:c="3"/>10,685,183</text:p>
          </table:table-cell>
          <table:table-cell office:value-type="float" office:value="105.22" table:formula="of:=ROUND([.H5]/[.I5]*100;2)" table:style-name="ce66">
            <text:p><text:s text:c="3"/>105.22</text:p>
          </table:table-cell>
          <table:table-cell office:value-type="float" office:value="605.96" table:formula="of:=ROUND([.G5]/[.B5];2)" table:style-name="ce66">
            <text:p><text:s text:c="3"/>605.96</text:p>
          </table:table-cell>
          <table:table-cell office:value-type="float" office:value="3.44" table:formula="of:=ROUND([.G5]/[.F5];2)" table:style-name="ce65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88 年</text:p>
          </table:table-cell>
          <table:table-cell office:value-type="float" office:value="36188.035400000001" table:style-name="ce70">
            <text:p><text:s text:c="3"/>36,188.0354</text:p>
          </table:table-cell>
          <table:table-cell office:value-type="float" office:value="369" table:style-name="ce74">
            <text:p><text:s text:c="3"/>369</text:p>
          </table:table-cell>
          <table:table-cell office:value-type="float" office:value="7755" table:style-name="ce74">
            <text:p><text:s text:c="3"/>7,755</text:p>
          </table:table-cell>
          <table:table-cell office:value-type="float" office:value="143471" table:style-name="ce74">
            <text:p><text:s text:c="3"/>143,471</text:p>
          </table:table-cell>
          <table:table-cell office:value-type="float" office:value="6532466" table:style-name="ce75">
            <text:p><text:s text:c="3"/>6,532,466</text:p>
          </table:table-cell>
          <table:table-cell office:value-type="float" office:value="22092387" table:formula="of:=[.H6]+[.I6]" table:style-name="ce57">
            <text:p><text:s text:c="3"/>22,092,387</text:p>
          </table:table-cell>
          <table:table-cell office:value-type="float" office:value="11312728" table:style-name="ce73">
            <text:p><text:s text:c="3"/>11,312,728</text:p>
          </table:table-cell>
          <table:table-cell office:value-type="float" office:value="10779659" table:style-name="ce72">
            <text:p><text:s text:c="3"/>10,779,659</text:p>
          </table:table-cell>
          <table:table-cell office:value-type="float" office:value="104.95" table:formula="of:=ROUND([.H6]/[.I6]*100;2)" table:style-name="ce66">
            <text:p><text:s text:c="3"/>104.95</text:p>
          </table:table-cell>
          <table:table-cell office:value-type="float" office:value="610.49" table:formula="of:=ROUND([.G6]/[.B6];2)" table:style-name="ce66">
            <text:p><text:s text:c="3"/>610.49</text:p>
          </table:table-cell>
          <table:table-cell office:value-type="float" office:value="3.38" table:formula="of:=ROUND([.G6]/[.F6];2)" table:style-name="ce65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89 年</text:p>
          </table:table-cell>
          <table:table-cell office:value-type="float" office:value="36188.035400000001" table:style-name="ce70">
            <text:p><text:s text:c="3"/>36,188.0354</text:p>
          </table:table-cell>
          <table:table-cell office:value-type="float" office:value="369" table:style-name="ce74">
            <text:p><text:s text:c="3"/>369</text:p>
          </table:table-cell>
          <table:table-cell office:value-type="float" office:value="7756" table:style-name="ce74">
            <text:p><text:s text:c="3"/>7,756</text:p>
          </table:table-cell>
          <table:table-cell office:value-type="float" office:value="144112" table:style-name="ce74">
            <text:p><text:s text:c="3"/>144,112</text:p>
          </table:table-cell>
          <table:table-cell office:value-type="float" office:value="6681685" table:style-name="ce72">
            <text:p><text:s text:c="3"/>6,681,685</text:p>
          </table:table-cell>
          <table:table-cell office:value-type="float" office:value="22276672" table:formula="of:=[.H7]+[.I7]" table:style-name="ce57">
            <text:p><text:s text:c="3"/>22,276,672</text:p>
          </table:table-cell>
          <table:table-cell office:value-type="float" office:value="11392050" table:style-name="ce73">
            <text:p><text:s text:c="3"/>11,392,050</text:p>
          </table:table-cell>
          <table:table-cell office:value-type="float" office:value="10884622" table:style-name="ce72">
            <text:p><text:s text:c="3"/>10,884,622</text:p>
          </table:table-cell>
          <table:table-cell office:value-type="float" office:value="104.66" table:formula="of:=ROUND([.H7]/[.I7]*100;2)" table:style-name="ce66">
            <text:p><text:s text:c="3"/>104.66</text:p>
          </table:table-cell>
          <table:table-cell office:value-type="float" office:value="615.58000000000004" table:formula="of:=ROUND([.G7]/[.B7];2)" table:style-name="ce66">
            <text:p><text:s text:c="3"/>615.58</text:p>
          </table:table-cell>
          <table:table-cell office:value-type="float" office:value="3.33" table:formula="of:=ROUND([.G7]/[.F7];2)" table:style-name="ce65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90 年</text:p>
          </table:table-cell>
          <table:table-cell office:value-type="float" office:value="36188.035400000001" table:style-name="ce70">
            <text:p><text:s text:c="3"/>36,188.0354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7775" table:style-name="ce68">
            <text:p><text:s text:c="3"/>7,775</text:p>
          </table:table-cell>
          <table:table-cell office:value-type="float" office:value="145196" table:style-name="ce67">
            <text:p><text:s text:c="3"/>145,196</text:p>
          </table:table-cell>
          <table:table-cell office:value-type="float" office:value="6802281" table:style-name="ce69">
            <text:p><text:s text:c="3"/>6,802,281</text:p>
          </table:table-cell>
          <table:table-cell office:value-type="float" office:value="22405568" table:formula="of:=[.H8]+[.I8]" table:style-name="ce57">
            <text:p><text:s text:c="3"/>22,405,568</text:p>
          </table:table-cell>
          <table:table-cell office:value-type="float" office:value="11441651" table:style-name="ce68">
            <text:p><text:s text:c="3"/>11,441,651</text:p>
          </table:table-cell>
          <table:table-cell office:value-type="float" office:value="10963917" table:style-name="ce67">
            <text:p><text:s text:c="3"/>10,963,917</text:p>
          </table:table-cell>
          <table:table-cell office:value-type="float" office:value="104.36" table:style-name="ce66">
            <text:p><text:s text:c="3"/>104.36</text:p>
          </table:table-cell>
          <table:table-cell office:value-type="float" office:value="619.14" table:style-name="ce66">
            <text:p><text:s text:c="3"/>619.14</text:p>
          </table:table-cell>
          <table:table-cell office:value-type="float" office:value="3.29" table:style-name="ce65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91 年</text:p>
          </table:table-cell>
          <table:table-cell office:value-type="float" office:value="36188.035400000001" table:style-name="ce70">
            <text:p><text:s text:c="3"/>36,188.0354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7809" table:style-name="ce68">
            <text:p><text:s text:c="3"/>7,809</text:p>
          </table:table-cell>
          <table:table-cell office:value-type="float" office:value="146266" table:style-name="ce67">
            <text:p><text:s text:c="3"/>146,266</text:p>
          </table:table-cell>
          <table:table-cell office:value-type="float" office:value="6925019" table:style-name="ce69">
            <text:p><text:s text:c="3"/>6,925,019</text:p>
          </table:table-cell>
          <table:table-cell office:value-type="float" office:value="22520776" table:formula="of:=[.H9]+[.I9]" table:style-name="ce57">
            <text:p><text:s text:c="3"/>22,520,776</text:p>
          </table:table-cell>
          <table:table-cell office:value-type="float" office:value="11485409" table:style-name="ce68">
            <text:p><text:s text:c="3"/>11,485,409</text:p>
          </table:table-cell>
          <table:table-cell office:value-type="float" office:value="11035367" table:style-name="ce67">
            <text:p><text:s text:c="3"/>11,035,367</text:p>
          </table:table-cell>
          <table:table-cell office:value-type="float" office:value="104.08" table:style-name="ce66">
            <text:p><text:s text:c="3"/>104.08</text:p>
          </table:table-cell>
          <table:table-cell office:value-type="float" office:value="622.33000000000004" table:style-name="ce66">
            <text:p><text:s text:c="3"/>622.33</text:p>
          </table:table-cell>
          <table:table-cell office:value-type="float" office:value="3.25" table:style-name="ce65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7">
            <text:p>92 年</text:p>
          </table:table-cell>
          <table:table-cell office:value-type="float" office:value="36188.035400000001" table:style-name="ce53">
            <text:p><text:s text:c="3"/>36,188.0354</text:p>
          </table:table-cell>
          <table:table-cell office:value-type="float" office:value="369" table:style-name="ce52">
            <text:p><text:s text:c="3"/>369</text:p>
          </table:table-cell>
          <table:table-cell office:value-type="float" office:value="7809" table:style-name="ce52">
            <text:p><text:s text:c="3"/>7,809</text:p>
          </table:table-cell>
          <table:table-cell office:value-type="float" office:value="145971" table:style-name="ce52">
            <text:p><text:s text:c="3"/>145,971</text:p>
          </table:table-cell>
          <table:table-cell office:value-type="float" office:value="7047168" table:style-name="ce52">
            <text:p><text:s text:c="3"/>7,047,168</text:p>
          </table:table-cell>
          <table:table-cell office:value-type="float" office:value="22604550" table:formula="of:=[.H10]+[.I10]" table:style-name="ce52">
            <text:p><text:s text:c="3"/>22,604,550</text:p>
          </table:table-cell>
          <table:table-cell office:value-type="float" office:value="11515062" table:style-name="ce50">
            <text:p><text:s text:c="3"/>11,515,062</text:p>
          </table:table-cell>
          <table:table-cell office:value-type="float" office:value="11089488" table:style-name="ce50">
            <text:p><text:s text:c="3"/>11,089,488</text:p>
          </table:table-cell>
          <table:table-cell office:value-type="float" office:value="103.84" table:style-name="ce62">
            <text:p><text:s text:c="3"/>103.84</text:p>
          </table:table-cell>
          <table:table-cell office:value-type="float" office:value="624.64" table:style-name="ce62">
            <text:p><text:s text:c="3"/>624.64</text:p>
          </table:table-cell>
          <table:table-cell office:value-type="float" office:value="3.21" table:style-name="ce48">
            <text:p><text:s text:c="3"/>3.2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7">
            <text:p>93 年</text:p>
          </table:table-cell>
          <table:table-cell office:value-type="float" office:value="36188.035400000001" table:style-name="ce53">
            <text:p><text:s text:c="3"/>36,188.0354</text:p>
          </table:table-cell>
          <table:table-cell office:value-type="float" office:value="368" table:style-name="ce51">
            <text:p><text:s text:c="3"/>368</text:p>
          </table:table-cell>
          <table:table-cell office:value-type="float" office:value="7810" table:style-name="ce64">
            <text:p><text:s text:c="3"/>7,810</text:p>
          </table:table-cell>
          <table:table-cell office:value-type="float" office:value="146225" table:style-name="ce64">
            <text:p><text:s text:c="3"/>146,225</text:p>
          </table:table-cell>
          <table:table-cell office:value-type="float" office:value="7179943" table:style-name="ce51">
            <text:p><text:s text:c="3"/>7,179,943</text:p>
          </table:table-cell>
          <table:table-cell office:value-type="float" office:value="22689122" table:formula="of:=[.H11]+[.I11]" table:style-name="ce51">
            <text:p><text:s text:c="3"/>22,689,122</text:p>
          </table:table-cell>
          <table:table-cell office:value-type="float" office:value="11541585" table:style-name="ce64">
            <text:p><text:s text:c="3"/>11,541,585</text:p>
          </table:table-cell>
          <table:table-cell office:value-type="float" office:value="11147537" table:style-name="ce64">
            <text:p><text:s text:c="3"/>11,147,537</text:p>
          </table:table-cell>
          <table:table-cell office:value-type="float" office:value="103.53" table:style-name="ce62">
            <text:p><text:s text:c="3"/>103.53</text:p>
          </table:table-cell>
          <table:table-cell office:value-type="float" office:value="626.98" table:style-name="ce62">
            <text:p><text:s text:c="3"/>626.98</text:p>
          </table:table-cell>
          <table:table-cell office:value-type="float" office:value="3.16" table:style-name="ce63">
            <text:p><text:s text:c="3"/>3.1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7">
            <text:p>94 年</text:p>
          </table:table-cell>
          <table:table-cell office:value-type="float" office:value="36188.035400000001" table:style-name="ce53">
            <text:p><text:s text:c="3"/>36,188.0354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3" table:style-name="ce50">
            <text:p><text:s text:c="3"/>7,833</text:p>
          </table:table-cell>
          <table:table-cell office:value-type="float" office:value="146967" table:style-name="ce50">
            <text:p><text:s text:c="3"/>146,967</text:p>
          </table:table-cell>
          <table:table-cell office:value-type="float" office:value="7292879" table:style-name="ce52">
            <text:p><text:s text:c="3"/>7,292,879</text:p>
          </table:table-cell>
          <table:table-cell office:value-type="float" office:value="22770383" table:formula="of:=[.H12]+[.I12]" table:style-name="ce51">
            <text:p><text:s text:c="3"/>22,770,383</text:p>
          </table:table-cell>
          <table:table-cell office:value-type="float" office:value="11562440" table:style-name="ce50">
            <text:p><text:s text:c="3"/>11,562,440</text:p>
          </table:table-cell>
          <table:table-cell office:value-type="float" office:value="11207943" table:style-name="ce50">
            <text:p><text:s text:c="3"/>11,207,943</text:p>
          </table:table-cell>
          <table:table-cell office:value-type="float" office:value="103.16" table:style-name="ce62">
            <text:p><text:s text:c="3"/>103.16</text:p>
          </table:table-cell>
          <table:table-cell office:value-type="float" office:value="629.22" table:style-name="ce62">
            <text:p><text:s text:c="3"/>629.22</text:p>
          </table:table-cell>
          <table:table-cell office:value-type="float" office:value="3.12" table:style-name="ce63">
            <text:p><text:s text:c="3"/>3.1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7">
            <text:p>95 年</text:p>
          </table:table-cell>
          <table:table-cell office:value-type="float" office:value="36188.035400000001" table:style-name="ce53">
            <text:p><text:s text:c="3"/>36,188.0354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28" table:style-name="ce50">
            <text:p><text:s text:c="3"/>7,828</text:p>
          </table:table-cell>
          <table:table-cell office:value-type="float" office:value="147134" table:style-name="ce50">
            <text:p><text:s text:c="3"/>147,134</text:p>
          </table:table-cell>
          <table:table-cell office:value-type="float" office:value="7394758" table:style-name="ce52">
            <text:p><text:s text:c="3"/>7,394,758</text:p>
          </table:table-cell>
          <table:table-cell office:value-type="float" office:value="22876527" table:formula="of:=[.H13]+[.I13]" table:style-name="ce51">
            <text:p><text:s text:c="3"/>22,876,527</text:p>
          </table:table-cell>
          <table:table-cell office:value-type="float" office:value="11591707" table:style-name="ce50">
            <text:p><text:s text:c="3"/>11,591,707</text:p>
          </table:table-cell>
          <table:table-cell office:value-type="float" office:value="11284820" table:style-name="ce50">
            <text:p><text:s text:c="3"/>11,284,820</text:p>
          </table:table-cell>
          <table:table-cell office:value-type="float" office:value="102.72" table:style-name="ce62">
            <text:p><text:s text:c="3"/>102.72</text:p>
          </table:table-cell>
          <table:table-cell office:value-type="float" office:value="632.16" table:style-name="ce62">
            <text:p><text:s text:c="3"/>632.16</text:p>
          </table:table-cell>
          <table:table-cell office:value-type="float" office:value="3.09" table:style-name="ce48">
            <text:p><text:s text:c="3"/>3.09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7">
            <text:p>96 年</text:p>
          </table:table-cell>
          <table:table-cell office:value-type="float" office:value="36189.505000000012" table:style-name="ce53">
            <text:p><text:s text:c="3"/>36,189.5050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26" table:style-name="ce50">
            <text:p><text:s text:c="3"/>7,826</text:p>
          </table:table-cell>
          <table:table-cell office:value-type="float" office:value="147342" table:style-name="ce50">
            <text:p><text:s text:c="3"/>147,342</text:p>
          </table:table-cell>
          <table:table-cell office:value-type="float" office:value="7512449" table:style-name="ce52">
            <text:p><text:s text:c="3"/>7,512,449</text:p>
          </table:table-cell>
          <table:table-cell office:value-type="float" office:value="22958360" table:formula="of:=[.H14]+[.I14]" table:style-name="ce51">
            <text:p><text:s text:c="3"/>22,958,360</text:p>
          </table:table-cell>
          <table:table-cell office:value-type="float" office:value="11608767" table:style-name="ce50">
            <text:p><text:s text:c="3"/>11,608,767</text:p>
          </table:table-cell>
          <table:table-cell office:value-type="float" office:value="11349593" table:style-name="ce50">
            <text:p><text:s text:c="3"/>11,349,593</text:p>
          </table:table-cell>
          <table:table-cell office:value-type="float" office:value="102.28" table:style-name="ce62">
            <text:p><text:s text:c="3"/>102.28</text:p>
          </table:table-cell>
          <table:table-cell office:value-type="float" office:value="634.39" table:style-name="ce62">
            <text:p><text:s text:c="3"/>634.39</text:p>
          </table:table-cell>
          <table:table-cell office:value-type="float" office:value="3.06" table:style-name="ce48">
            <text:p><text:s text:c="3"/>3.0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7">
            <text:p>97 年</text:p>
          </table:table-cell>
          <table:table-cell office:value-type="float" office:value="36189.505000000012" table:style-name="ce53">
            <text:p><text:s text:c="3"/>36,189.5050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27" table:style-name="ce50">
            <text:p><text:s text:c="3"/>7,827</text:p>
          </table:table-cell>
          <table:table-cell office:value-type="float" office:value="147591" table:style-name="ce50">
            <text:p><text:s text:c="3"/>147,591</text:p>
          </table:table-cell>
          <table:table-cell office:value-type="float" office:value="7655772" table:style-name="ce52">
            <text:p><text:s text:c="3"/>7,655,772</text:p>
          </table:table-cell>
          <table:table-cell office:value-type="float" office:value="23037031" table:style-name="ce51">
            <text:p><text:s text:c="3"/>23,037,031</text:p>
          </table:table-cell>
          <table:table-cell office:value-type="float" office:value="11626351" table:style-name="ce50">
            <text:p><text:s text:c="3"/>11,626,351</text:p>
          </table:table-cell>
          <table:table-cell office:value-type="float" office:value="11410680" table:style-name="ce50">
            <text:p><text:s text:c="3"/>11,410,680</text:p>
          </table:table-cell>
          <table:table-cell office:value-type="float" office:value="101.89" table:style-name="ce62">
            <text:p><text:s text:c="3"/>101.89</text:p>
          </table:table-cell>
          <table:table-cell office:value-type="float" office:value="636.57000000000005" table:style-name="ce62">
            <text:p><text:s text:c="3"/>636.57</text:p>
          </table:table-cell>
          <table:table-cell office:value-type="float" office:value="3.01" table:style-name="ce48">
            <text:p><text:s text:c="3"/>3.0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7">
            <text:p>98 年</text:p>
          </table:table-cell>
          <table:table-cell office:value-type="float" office:value="36191.466699999997" table:style-name="ce53">
            <text:p><text:s text:c="3"/>36,191.4667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4" table:style-name="ce50">
            <text:p><text:s text:c="3"/>7,834</text:p>
          </table:table-cell>
          <table:table-cell office:value-type="float" office:value="147863" table:style-name="ce50">
            <text:p><text:s text:c="3"/>147,863</text:p>
          </table:table-cell>
          <table:table-cell office:value-type="float" office:value="7805834" table:style-name="ce52">
            <text:p><text:s text:c="3"/>7,805,834</text:p>
          </table:table-cell>
          <table:table-cell office:value-type="float" office:value="23119772" table:style-name="ce51">
            <text:p><text:s text:c="3"/>23,119,772</text:p>
          </table:table-cell>
          <table:table-cell office:value-type="float" office:value="11636734" table:style-name="ce50">
            <text:p><text:s text:c="3"/>11,636,734</text:p>
          </table:table-cell>
          <table:table-cell office:value-type="float" office:value="11483038" table:style-name="ce50">
            <text:p><text:s text:c="3"/>11,483,038</text:p>
          </table:table-cell>
          <table:table-cell office:value-type="float" office:value="101.34" table:style-name="ce62">
            <text:p><text:s text:c="3"/>101.34</text:p>
          </table:table-cell>
          <table:table-cell office:value-type="float" office:value="638.82000000000005" table:style-name="ce62">
            <text:p><text:s text:c="3"/>638.82</text:p>
          </table:table-cell>
          <table:table-cell office:value-type="float" office:value="2.96" table:style-name="ce48">
            <text:p><text:s text:c="3"/>2.9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7">
            <text:p>99 年</text:p>
          </table:table-cell>
          <table:table-cell office:value-type="float" office:value="36191.466700000012" table:style-name="ce53">
            <text:p><text:s text:c="3"/>36,191.4667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5" table:style-name="ce50">
            <text:p><text:s text:c="3"/>7,835</text:p>
          </table:table-cell>
          <table:table-cell office:value-type="float" office:value="147877" table:style-name="ce50">
            <text:p><text:s text:c="3"/>147,877</text:p>
          </table:table-cell>
          <table:table-cell office:value-type="float" office:value="7937024" table:style-name="ce52">
            <text:p><text:s text:c="3"/>7,937,024</text:p>
          </table:table-cell>
          <table:table-cell office:value-type="float" office:value="23162123" table:style-name="ce51">
            <text:p><text:s text:c="3"/>23,162,123</text:p>
          </table:table-cell>
          <table:table-cell office:value-type="float" office:value="11635225" table:style-name="ce50">
            <text:p><text:s text:c="3"/>11,635,225</text:p>
          </table:table-cell>
          <table:table-cell office:value-type="float" office:value="11526898" table:style-name="ce50">
            <text:p><text:s text:c="3"/>11,526,898</text:p>
          </table:table-cell>
          <table:table-cell office:value-type="float" office:value="100.94" table:style-name="ce62">
            <text:p><text:s text:c="3"/>100.94</text:p>
          </table:table-cell>
          <table:table-cell office:value-type="float" office:value="639.99" table:style-name="ce62">
            <text:p><text:s text:c="3"/>639.99</text:p>
          </table:table-cell>
          <table:table-cell office:value-type="float" office:value="2.92" table:style-name="ce48">
            <text:p><text:s text:c="3"/>2.9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60">
            <text:p>100 年</text:p>
          </table:table-cell>
          <table:table-cell office:value-type="float" office:value="36192.815499999997" table:style-name="ce59">
            <text:p><text:s text:c="3"/>36,192.8155</text:p>
          </table:table-cell>
          <table:table-cell office:value-type="float" office:value="368" table:style-name="ce58">
            <text:p><text:s text:c="3"/>368</text:p>
          </table:table-cell>
          <table:table-cell office:value-type="float" office:value="7835" table:style-name="ce56">
            <text:p><text:s text:c="3"/>7,835</text:p>
          </table:table-cell>
          <table:table-cell office:value-type="float" office:value="147828" table:style-name="ce56">
            <text:p><text:s text:c="3"/>147,828</text:p>
          </table:table-cell>
          <table:table-cell office:value-type="float" office:value="8057761" table:style-name="ce58">
            <text:p><text:s text:c="3"/>8,057,761</text:p>
          </table:table-cell>
          <table:table-cell office:value-type="float" office:value="23224912" table:style-name="ce57">
            <text:p><text:s text:c="3"/>23,224,912</text:p>
          </table:table-cell>
          <table:table-cell office:value-type="float" office:value="11645674" table:style-name="ce56">
            <text:p><text:s text:c="3"/>11,645,674</text:p>
          </table:table-cell>
          <table:table-cell office:value-type="float" office:value="11579238" table:style-name="ce56">
            <text:p><text:s text:c="3"/>11,579,238</text:p>
          </table:table-cell>
          <table:table-cell office:value-type="float" office:value="100.57" table:style-name="ce61">
            <text:p><text:s text:c="3"/>100.57</text:p>
          </table:table-cell>
          <table:table-cell office:value-type="float" office:value="641.70000000000005" table:style-name="ce61">
            <text:p><text:s text:c="3"/>641.70</text:p>
          </table:table-cell>
          <table:table-cell office:value-type="float" office:value="2.88" table:style-name="ce54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60">
            <text:p>101 年</text:p>
          </table:table-cell>
          <table:table-cell office:value-type="float" office:value="36192.815499999997" table:style-name="ce59">
            <text:p><text:s text:c="3"/>36,192.8155</text:p>
          </table:table-cell>
          <table:table-cell office:value-type="float" office:value="368" table:style-name="ce58">
            <text:p><text:s text:c="3"/>368</text:p>
          </table:table-cell>
          <table:table-cell office:value-type="float" office:value="7835" table:style-name="ce56">
            <text:p><text:s text:c="3"/>7,835</text:p>
          </table:table-cell>
          <table:table-cell office:value-type="float" office:value="148358" table:style-name="ce56">
            <text:p><text:s text:c="3"/>148,358</text:p>
          </table:table-cell>
          <table:table-cell office:value-type="float" office:value="8186432" table:style-name="ce58">
            <text:p><text:s text:c="3"/>8,186,432</text:p>
          </table:table-cell>
          <table:table-cell office:value-type="float" office:value="23315822" table:style-name="ce57">
            <text:p><text:s text:c="3"/>23,315,822</text:p>
          </table:table-cell>
          <table:table-cell office:value-type="float" office:value="11673319" table:style-name="ce56">
            <text:p><text:s text:c="3"/>11,673,319</text:p>
          </table:table-cell>
          <table:table-cell office:value-type="float" office:value="11642503" table:style-name="ce56">
            <text:p><text:s text:c="3"/>11,642,503</text:p>
          </table:table-cell>
          <table:table-cell office:value-type="float" office:value="100.26" table:style-name="ce55">
            <text:p><text:s text:c="3"/>100.26</text:p>
          </table:table-cell>
          <table:table-cell office:value-type="float" office:value="644.21" table:style-name="ce55">
            <text:p><text:s text:c="3"/>644.21</text:p>
          </table:table-cell>
          <table:table-cell office:value-type="float" office:value="2.85" table:style-name="ce54">
            <text:p><text:s text:c="3"/>2.85</text:p>
          </table:table-cell>
          <table:table-cell table:style-name="ce30"/>
          <table:table-cell table:number-columns-repeated="16371" table:style-name="ce42"/>
        </table:table-row>
        <table:table-row table:style-name="ro6">
          <table:table-cell office:value-type="string" table:style-name="ce60">
            <text:p>102 年</text:p>
          </table:table-cell>
          <table:table-cell office:value-type="float" office:value="36192.815499999997" table:style-name="ce59">
            <text:p><text:s text:c="3"/>36,192.8155</text:p>
          </table:table-cell>
          <table:table-cell office:value-type="float" office:value="368" table:style-name="ce58">
            <text:p><text:s text:c="3"/>368</text:p>
          </table:table-cell>
          <table:table-cell office:value-type="float" office:value="7839" table:style-name="ce56">
            <text:p><text:s text:c="3"/>7,839</text:p>
          </table:table-cell>
          <table:table-cell office:value-type="float" office:value="148587" table:style-name="ce56">
            <text:p><text:s text:c="3"/>148,587</text:p>
          </table:table-cell>
          <table:table-cell office:value-type="float" office:value="8286260" table:style-name="ce58">
            <text:p><text:s text:c="3"/>8,286,260</text:p>
          </table:table-cell>
          <table:table-cell office:value-type="float" office:value="23373517" table:style-name="ce57">
            <text:p><text:s text:c="3"/>23,373,517</text:p>
          </table:table-cell>
          <table:table-cell office:value-type="float" office:value="11684674" table:style-name="ce56">
            <text:p><text:s text:c="3"/>11,684,674</text:p>
          </table:table-cell>
          <table:table-cell office:value-type="float" office:value="11688843" table:style-name="ce56">
            <text:p><text:s text:c="3"/>11,688,843</text:p>
          </table:table-cell>
          <table:table-cell office:value-type="float" office:value="99.96" table:style-name="ce55">
            <text:p><text:s text:c="3"/>99.96</text:p>
          </table:table-cell>
          <table:table-cell office:value-type="float" office:value="645.80999999999995" table:style-name="ce55">
            <text:p><text:s text:c="3"/>645.81</text:p>
          </table:table-cell>
          <table:table-cell office:value-type="float" office:value="2.82" table:style-name="ce54">
            <text:p><text:s text:c="3"/>2.82</text:p>
          </table:table-cell>
          <table:table-cell table:number-columns-repeated="3" table:style-name="ce46"/>
          <table:table-cell table:style-name="ce4"/>
          <table:table-cell table:number-columns-repeated="16368" table:style-name="ce42"/>
        </table:table-row>
        <table:table-row table:style-name="ro7">
          <table:table-cell office:value-type="string" table:style-name="ce60">
            <text:p>103 年</text:p>
          </table:table-cell>
          <table:table-cell office:value-type="float" office:value="36192.815499999997" table:style-name="ce59">
            <text:p><text:s text:c="3"/>36,192.8155</text:p>
          </table:table-cell>
          <table:table-cell office:value-type="float" office:value="368" table:style-name="ce58">
            <text:p><text:s text:c="3"/>368</text:p>
          </table:table-cell>
          <table:table-cell office:value-type="float" office:value="7851" table:style-name="ce56">
            <text:p><text:s text:c="3"/>7,851</text:p>
          </table:table-cell>
          <table:table-cell office:value-type="float" office:value="147785" table:style-name="ce56">
            <text:p><text:s text:c="3"/>147,785</text:p>
          </table:table-cell>
          <table:table-cell office:value-type="float" office:value="8382699" table:style-name="ce58">
            <text:p><text:s text:c="3"/>8,382,699</text:p>
          </table:table-cell>
          <table:table-cell office:value-type="float" office:value="23433753" table:style-name="ce57">
            <text:p><text:s text:c="3"/>23,433,753</text:p>
          </table:table-cell>
          <table:table-cell office:value-type="float" office:value="11697971" table:style-name="ce56">
            <text:p><text:s text:c="3"/>11,697,971</text:p>
          </table:table-cell>
          <table:table-cell office:value-type="float" office:value="11735782" table:style-name="ce56">
            <text:p><text:s text:c="3"/>11,735,782</text:p>
          </table:table-cell>
          <table:table-cell office:value-type="float" office:value="99.68" table:style-name="ce55">
            <text:p><text:s text:c="3"/>99.68</text:p>
          </table:table-cell>
          <table:table-cell office:value-type="float" office:value="647.47" table:style-name="ce55">
            <text:p><text:s text:c="3"/>647.47</text:p>
          </table:table-cell>
          <table:table-cell office:value-type="float" office:value="2.8" table:style-name="ce54">
            <text:p><text:s text:c="3"/>2.80</text:p>
          </table:table-cell>
          <table:table-cell table:number-columns-repeated="3" table:style-name="ce46"/>
          <table:table-cell table:style-name="ce4"/>
          <table:table-cell table:number-columns-repeated="16368" table:style-name="ce42"/>
        </table:table-row>
        <table:table-row table:style-name="ro8">
          <table:table-cell office:value-type="string" table:style-name="ce47">
            <text:p>104 年</text:p>
          </table:table-cell>
          <table:table-cell office:value-type="float" office:value="36197.066899999998" table:style-name="ce53">
            <text:p><text:s text:c="3"/>36,197.0669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51" table:style-name="ce50">
            <text:p><text:s text:c="3"/>7,851</text:p>
          </table:table-cell>
          <table:table-cell office:value-type="float" office:value="147478" table:style-name="ce50">
            <text:p><text:s text:c="3"/>147,478</text:p>
          </table:table-cell>
          <table:table-cell office:value-type="float" office:value="8468978" table:style-name="ce52">
            <text:p><text:s text:c="3"/>8,468,978</text:p>
          </table:table-cell>
          <table:table-cell office:value-type="float" office:value="23492074" table:style-name="ce51">
            <text:p><text:s text:c="3"/>23,492,074</text:p>
          </table:table-cell>
          <table:table-cell office:value-type="float" office:value="11712047" table:style-name="ce50">
            <text:p><text:s text:c="3"/>11,712,047</text:p>
          </table:table-cell>
          <table:table-cell office:value-type="float" office:value="11780027" table:style-name="ce50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formula="of:=ROUND(([.G22]/[.B22]);2)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46"/>
          <table:table-cell table:style-name="ce4"/>
          <table:table-cell table:number-columns-repeated="16368" table:style-name="ce42"/>
        </table:table-row>
        <table:table-row table:style-name="ro9">
          <table:table-cell office:value-type="string" table:style-name="ce41">
            <text:p>11 月</text:p>
          </table:table-cell>
          <table:table-cell office:value-type="float" office:value="36197.051999999996" table:style-name="ce40">
            <text:p><text:s text:c="3"/>36,197.052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487" table:style-name="ce37">
            <text:p><text:s text:c="3"/>147,487</text:p>
          </table:table-cell>
          <table:table-cell office:value-type="float" office:value="8465553" table:style-name="ce39">
            <text:p><text:s text:c="3"/>8,465,553</text:p>
          </table:table-cell>
          <table:table-cell office:value-type="float" office:value="23483793" table:style-name="ce38">
            <text:p><text:s text:c="3"/>23,483,793</text:p>
          </table:table-cell>
          <table:table-cell office:value-type="float" office:value="11709439" table:style-name="ce37">
            <text:p><text:s text:c="3"/>11,709,439</text:p>
          </table:table-cell>
          <table:table-cell office:value-type="float" office:value="11774354" table:style-name="ce37">
            <text:p><text:s text:c="3"/>11,774,354</text:p>
          </table:table-cell>
          <table:table-cell office:value-type="float" office:value="99.45" table:style-name="ce44">
            <text:p><text:s text:c="3"/>99.45</text:p>
          </table:table-cell>
          <table:table-cell office:value-type="float" office:value="648.78" table:style-name="ce44">
            <text:p><text:s text:c="3"/>648.78</text:p>
          </table:table-cell>
          <table:table-cell office:value-type="float" office:value="2.77" table:style-name="ce43">
            <text:p><text:s text:c="3"/>2.77</text:p>
          </table:table-cell>
          <table:table-cell table:number-columns-repeated="3" table:style-name="ce46"/>
          <table:table-cell table:style-name="ce4"/>
          <table:table-cell table:number-columns-repeated="16368" table:style-name="ce42"/>
        </table:table-row>
        <table:table-row table:style-name="ro10">
          <table:table-cell office:value-type="string" table:style-name="ce41">
            <text:p>12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478" table:style-name="ce37">
            <text:p><text:s text:c="3"/>147,478</text:p>
          </table:table-cell>
          <table:table-cell office:value-type="float" office:value="8468978" table:style-name="ce39">
            <text:p><text:s text:c="3"/>8,468,978</text:p>
          </table:table-cell>
          <table:table-cell office:value-type="float" office:value="23492074" table:style-name="ce38">
            <text:p><text:s text:c="3"/>23,492,074</text:p>
          </table:table-cell>
          <table:table-cell office:value-type="float" office:value="11712047" table:style-name="ce37">
            <text:p><text:s text:c="3"/>11,712,047</text:p>
          </table:table-cell>
          <table:table-cell office:value-type="float" office:value="11780027" table:style-name="ce37">
            <text:p><text:s text:c="3"/>11,780,027</text:p>
          </table:table-cell>
          <table:table-cell office:value-type="float" office:value="99.42" table:style-name="ce44">
            <text:p><text:s text:c="3"/>99.42</text:p>
          </table:table-cell>
          <table:table-cell office:value-type="float" office:value="649" table:formula="of:=ROUND(([.G24]/[.B24]);2)" table:style-name="ce31">
            <text:p><text:s text:c="3"/>649.00</text:p>
          </table:table-cell>
          <table:table-cell office:value-type="float" office:value="2.77" table:style-name="ce43">
            <text:p><text:s text:c="3"/>2.77</text:p>
          </table:table-cell>
          <table:table-cell table:number-columns-repeated="3" table:style-name="ce46"/>
          <table:table-cell table:style-name="ce4"/>
          <table:table-cell table:number-columns-repeated="16368" table:style-name="ce42"/>
        </table:table-row>
        <table:table-row table:style-name="ro11">
          <table:table-cell office:value-type="string" table:style-name="ce47">
            <text:p>105 年</text:p>
          </table:table-cell>
          <table:table-cell table:style-name="ce40"/>
          <table:table-cell table:style-name="ce39"/>
          <table:table-cell table:number-columns-repeated="2" table:style-name="ce37"/>
          <table:table-cell table:style-name="ce39"/>
          <table:table-cell table:style-name="ce38"/>
          <table:table-cell table:number-columns-repeated="2" table:style-name="ce37"/>
          <table:table-cell table:number-columns-repeated="2" table:style-name="ce44"/>
          <table:table-cell table:style-name="ce43"/>
          <table:table-cell table:number-columns-repeated="3" table:style-name="ce46"/>
          <table:table-cell table:style-name="ce4"/>
          <table:table-cell table:number-columns-repeated="16368" table:style-name="ce42"/>
        </table:table-row>
        <table:table-row table:style-name="ro11">
          <table:table-cell office:value-type="string" table:style-name="ce45">
            <text:p>1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488" table:style-name="ce37">
            <text:p><text:s text:c="3"/>147,488</text:p>
          </table:table-cell>
          <table:table-cell office:value-type="float" office:value="8471543" table:style-name="ce39">
            <text:p><text:s text:c="3"/>8,471,543</text:p>
          </table:table-cell>
          <table:table-cell office:value-type="float" office:value="23496068" table:style-name="ce38">
            <text:p><text:s text:c="3"/>23,496,068</text:p>
          </table:table-cell>
          <table:table-cell office:value-type="float" office:value="11712764" table:style-name="ce37">
            <text:p><text:s text:c="3"/>11,712,764</text:p>
          </table:table-cell>
          <table:table-cell office:value-type="float" office:value="11783304" table:style-name="ce37">
            <text:p><text:s text:c="3"/>11,783,304</text:p>
          </table:table-cell>
          <table:table-cell office:value-type="float" office:value="99.4" table:style-name="ce44">
            <text:p><text:s text:c="3"/>99.40</text:p>
          </table:table-cell>
          <table:table-cell office:value-type="float" office:value="649.12" table:formula="of:=ROUND(([.G26]/[.B26]);2)" table:style-name="ce31">
            <text:p><text:s text:c="3"/>649.12</text:p>
          </table:table-cell>
          <table:table-cell office:value-type="float" office:value="2.77" table:style-name="ce43">
            <text:p><text:s text:c="3"/>2.77</text:p>
          </table:table-cell>
          <table:table-cell table:style-name="ce30"/>
          <table:table-cell table:number-columns-repeated="16371" table:style-name="ce42"/>
        </table:table-row>
        <table:table-row table:style-name="ro11">
          <table:table-cell office:value-type="string" table:style-name="ce41">
            <text:p>2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27" table:style-name="ce37">
            <text:p><text:s text:c="3"/>147,527</text:p>
          </table:table-cell>
          <table:table-cell office:value-type="float" office:value="8473964" table:style-name="ce39">
            <text:p><text:s text:c="3"/>8,473,964</text:p>
          </table:table-cell>
          <table:table-cell office:value-type="float" office:value="23496935" table:style-name="ce38">
            <text:p><text:s text:c="3"/>23,496,935</text:p>
          </table:table-cell>
          <table:table-cell office:value-type="float" office:value="11711706" table:style-name="ce37">
            <text:p><text:s text:c="3"/>11,711,706</text:p>
          </table:table-cell>
          <table:table-cell office:value-type="float" office:value="11785229" table:style-name="ce37">
            <text:p><text:s text:c="3"/>11,785,229</text:p>
          </table:table-cell>
          <table:table-cell office:value-type="float" office:value="99.38" table:style-name="ce31">
            <text:p><text:s text:c="3"/>99.38</text:p>
          </table:table-cell>
          <table:table-cell office:value-type="float" office:value="649.14" table:formula="of:=ROUND(([.G27]/[.B27]);2)" table:style-name="ce31">
            <text:p><text:s text:c="3"/>649.14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2">
          <table:table-cell office:value-type="string" table:style-name="ce41">
            <text:p>3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50" table:style-name="ce37">
            <text:p><text:s text:c="3"/>147,550</text:p>
          </table:table-cell>
          <table:table-cell office:value-type="float" office:value="8479633" table:style-name="ce39">
            <text:p><text:s text:c="3"/>8,479,633</text:p>
          </table:table-cell>
          <table:table-cell office:value-type="float" office:value="23496813" table:style-name="ce38">
            <text:p><text:s text:c="3"/>23,496,813</text:p>
          </table:table-cell>
          <table:table-cell office:value-type="float" office:value="11710082" table:style-name="ce37">
            <text:p><text:s text:c="3"/>11,710,082</text:p>
          </table:table-cell>
          <table:table-cell office:value-type="float" office:value="11786731" table:style-name="ce37">
            <text:p><text:s text:c="3"/>11,786,731</text:p>
          </table:table-cell>
          <table:table-cell office:value-type="float" office:value="99.35" table:style-name="ce31">
            <text:p><text:s text:c="3"/>99.35</text:p>
          </table:table-cell>
          <table:table-cell office:value-type="float" office:value="649.14" table:formula="of:=ROUND(([.G28]/[.B28]);2)" table:style-name="ce31">
            <text:p><text:s text:c="3"/>649.14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3">
          <table:table-cell office:value-type="string" table:style-name="ce41">
            <text:p>4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45" table:style-name="ce37">
            <text:p><text:s text:c="3"/>147,545</text:p>
          </table:table-cell>
          <table:table-cell office:value-type="float" office:value="8484626" table:style-name="ce39">
            <text:p><text:s text:c="3"/>8,484,626</text:p>
          </table:table-cell>
          <table:table-cell office:value-type="float" office:value="23499404" table:style-name="ce38">
            <text:p><text:s text:c="3"/>23,499,404</text:p>
          </table:table-cell>
          <table:table-cell office:value-type="float" office:value="11709898" table:style-name="ce37">
            <text:p><text:s text:c="3"/>11,709,898</text:p>
          </table:table-cell>
          <table:table-cell office:value-type="float" office:value="11789506" table:style-name="ce37">
            <text:p><text:s text:c="3"/>11,789,506</text:p>
          </table:table-cell>
          <table:table-cell office:value-type="float" office:value="99.32" table:style-name="ce31">
            <text:p><text:s text:c="3"/>99.32</text:p>
          </table:table-cell>
          <table:table-cell office:value-type="float" office:value="649.21" table:formula="of:=ROUND(([.G29]/[.B29]);2)" table:style-name="ce31">
            <text:p><text:s text:c="3"/>649.21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0">
          <table:table-cell office:value-type="string" table:style-name="ce41">
            <text:p>5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48" table:style-name="ce37">
            <text:p><text:s text:c="3"/>147,548</text:p>
          </table:table-cell>
          <table:table-cell office:value-type="float" office:value="8493007" table:style-name="ce39">
            <text:p><text:s text:c="3"/>8,493,007</text:p>
          </table:table-cell>
          <table:table-cell office:value-type="float" office:value="23503349" table:style-name="ce38">
            <text:p><text:s text:c="3"/>23,503,349</text:p>
          </table:table-cell>
          <table:table-cell office:value-type="float" office:value="11710494" table:style-name="ce37">
            <text:p><text:s text:c="3"/>11,710,494</text:p>
          </table:table-cell>
          <table:table-cell office:value-type="float" office:value="11792855" table:style-name="ce37">
            <text:p><text:s text:c="3"/>11,792,855</text:p>
          </table:table-cell>
          <table:table-cell office:value-type="float" office:value="99.3" table:style-name="ce31">
            <text:p><text:s text:c="3"/>99.30</text:p>
          </table:table-cell>
          <table:table-cell office:value-type="float" office:value="649.32000000000005" table:formula="of:=ROUND(([.G30]/[.B30]);2)" table:style-name="ce31">
            <text:p><text:s text:c="3"/>649.32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2">
          <table:table-cell office:value-type="string" table:style-name="ce41">
            <text:p>6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49" table:style-name="ce37">
            <text:p><text:s text:c="3"/>147,549</text:p>
          </table:table-cell>
          <table:table-cell office:value-type="float" office:value="8499758" table:style-name="ce39">
            <text:p><text:s text:c="3"/>8,499,758</text:p>
          </table:table-cell>
          <table:table-cell office:value-type="float" office:value="23508362" table:style-name="ce38">
            <text:p><text:s text:c="3"/>23,508,362</text:p>
          </table:table-cell>
          <table:table-cell office:value-type="float" office:value="11711541" table:style-name="ce37">
            <text:p><text:s text:c="3"/>11,711,541</text:p>
          </table:table-cell>
          <table:table-cell office:value-type="float" office:value="11796821" table:style-name="ce37">
            <text:p><text:s text:c="3"/>11,796,821</text:p>
          </table:table-cell>
          <table:table-cell office:value-type="float" office:value="99.28" table:style-name="ce31">
            <text:p><text:s text:c="3"/>99.28</text:p>
          </table:table-cell>
          <table:table-cell office:value-type="float" office:value="649.45000000000005" table:formula="of:=ROUND(([.G31]/[.B31]);2)" table:style-name="ce31">
            <text:p><text:s text:c="3"/>649.45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2">
          <table:table-cell office:value-type="string" table:style-name="ce41">
            <text:p>7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55" table:style-name="ce37">
            <text:p><text:s text:c="3"/>147,555</text:p>
          </table:table-cell>
          <table:table-cell office:value-type="float" office:value="8507475" table:style-name="ce39">
            <text:p><text:s text:c="3"/>8,507,475</text:p>
          </table:table-cell>
          <table:table-cell office:value-type="float" office:value="23514750" table:style-name="ce38">
            <text:p><text:s text:c="3"/>23,514,750</text:p>
          </table:table-cell>
          <table:table-cell office:value-type="float" office:value="11713460" table:style-name="ce37">
            <text:p><text:s text:c="3"/>11,713,460</text:p>
          </table:table-cell>
          <table:table-cell office:value-type="float" office:value="11801290" table:style-name="ce37">
            <text:p><text:s text:c="3"/>11,801,290</text:p>
          </table:table-cell>
          <table:table-cell office:value-type="float" office:value="99.26" table:style-name="ce31">
            <text:p><text:s text:c="3"/>99.26</text:p>
          </table:table-cell>
          <table:table-cell office:value-type="float" office:value="649.63" table:formula="of:=ROUND(([.G32]/[.B32]);2)" table:style-name="ce31">
            <text:p><text:s text:c="3"/>649.63</text:p>
          </table:table-cell>
          <table:table-cell office:value-type="float" office:value="2.76" table:style-name="ce31">
            <text:p><text:s text:c="3"/>2.76</text:p>
          </table:table-cell>
          <table:table-cell table:style-name="ce30"/>
          <table:table-cell table:number-columns-repeated="16371" table:style-name="ce1"/>
        </table:table-row>
        <table:table-row table:style-name="ro14">
          <table:table-cell office:value-type="string" table:style-name="ce41">
            <text:p>8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83" table:style-name="ce37">
            <text:p><text:s text:c="3"/>147,583</text:p>
          </table:table-cell>
          <table:table-cell office:value-type="float" office:value="8520056" table:style-name="ce39">
            <text:p><text:s text:c="3"/>8,520,056</text:p>
          </table:table-cell>
          <table:table-cell office:value-type="float" office:value="23516841" table:formula="of:=SUM([.H33:.I33])" table:style-name="ce38">
            <text:p><text:s text:c="3"/>23,516,841</text:p>
          </table:table-cell>
          <table:table-cell office:value-type="float" office:value="11713364" table:style-name="ce37">
            <text:p><text:s text:c="3"/>11,713,364</text:p>
          </table:table-cell>
          <table:table-cell office:value-type="float" office:value="11803477" table:style-name="ce37">
            <text:p><text:s text:c="3"/>11,803,477</text:p>
          </table:table-cell>
          <table:table-cell office:value-type="float" office:value="99.24" table:formula="of:=ROUND(([.H33]/[.I33]*100);2)" table:style-name="ce31">
            <text:p><text:s text:c="3"/>99.24</text:p>
          </table:table-cell>
          <table:table-cell office:value-type="float" office:value="649.69000000000005" table:formula="of:=ROUND(([.G33]/[.B33]);2)" table:style-name="ce31">
            <text:p><text:s text:c="3"/>649.69</text:p>
          </table:table-cell>
          <table:table-cell office:value-type="float" office:value="2.76" table:formula="of:=ROUND([.G33]/[.F33];2)" table:style-name="ce31">
            <text:p><text:s text:c="3"/>2.76</text:p>
          </table:table-cell>
          <table:table-cell table:style-name="ce30"/>
          <table:table-cell table:number-columns-repeated="16371"/>
        </table:table-row>
        <table:table-row table:style-name="ro12">
          <table:table-cell office:value-type="string" table:style-name="ce41">
            <text:p>9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87" table:style-name="ce37">
            <text:p><text:s text:c="3"/>147,587</text:p>
          </table:table-cell>
          <table:table-cell office:value-type="float" office:value="8536883" table:style-name="ce39">
            <text:p><text:s text:c="3"/>8,536,883</text:p>
          </table:table-cell>
          <table:table-cell office:value-type="float" office:value="23519518" table:formula="of:=SUM([.H34:.I34])" table:style-name="ce38">
            <text:p><text:s text:c="3"/>23,519,518</text:p>
          </table:table-cell>
          <table:table-cell office:value-type="float" office:value="11713562" table:style-name="ce37">
            <text:p><text:s text:c="3"/>11,713,562</text:p>
          </table:table-cell>
          <table:table-cell office:value-type="float" office:value="11805956" table:style-name="ce37">
            <text:p><text:s text:c="3"/>11,805,956</text:p>
          </table:table-cell>
          <table:table-cell office:value-type="float" office:value="99.22" table:formula="of:=ROUND(([.H34]/[.I34]*100);2)" table:style-name="ce31">
            <text:p><text:s text:c="3"/>99.22</text:p>
          </table:table-cell>
          <table:table-cell office:value-type="float" office:value="649.76" table:formula="of:=ROUND(([.G34]/[.B34]);2)" table:style-name="ce31">
            <text:p><text:s text:c="3"/>649.76</text:p>
          </table:table-cell>
          <table:table-cell office:value-type="float" office:value="2.76" table:formula="of:=ROUND([.G34]/[.F34];2)" table:style-name="ce31">
            <text:p><text:s text:c="3"/>2.76</text:p>
          </table:table-cell>
          <table:table-cell table:style-name="ce30"/>
          <table:table-cell table:number-columns-repeated="16371"/>
        </table:table-row>
        <table:table-row table:style-name="ro12">
          <table:table-cell office:value-type="string" table:style-name="ce41">
            <text:p>10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86" table:style-name="ce37">
            <text:p><text:s text:c="3"/>147,586</text:p>
          </table:table-cell>
          <table:table-cell office:value-type="float" office:value="8540340" table:style-name="ce39">
            <text:p><text:s text:c="3"/>8,540,340</text:p>
          </table:table-cell>
          <table:table-cell office:value-type="float" office:value="23526295" table:formula="of:=SUM([.H35:.I35])" table:style-name="ce38">
            <text:p><text:s text:c="3"/>23,526,295</text:p>
          </table:table-cell>
          <table:table-cell office:value-type="float" office:value="11715578" table:style-name="ce37">
            <text:p><text:s text:c="3"/>11,715,578</text:p>
          </table:table-cell>
          <table:table-cell office:value-type="float" office:value="11810717" table:style-name="ce37">
            <text:p><text:s text:c="3"/>11,810,717</text:p>
          </table:table-cell>
          <table:table-cell office:value-type="float" office:value="99.19" table:formula="of:=ROUND(([.H35]/[.I35]*100);2)" table:style-name="ce31">
            <text:p><text:s text:c="3"/>99.19</text:p>
          </table:table-cell>
          <table:table-cell office:value-type="float" office:value="649.95000000000005" table:formula="of:=ROUND(([.G35]/[.B35]);2)" table:style-name="ce31">
            <text:p><text:s text:c="3"/>649.95</text:p>
          </table:table-cell>
          <table:table-cell office:value-type="float" office:value="2.75" table:formula="of:=ROUND([.G35]/[.F35];2)" table:style-name="ce31">
            <text:p><text:s text:c="3"/>2.75</text:p>
          </table:table-cell>
          <table:table-cell table:style-name="ce30"/>
          <table:table-cell table:number-columns-repeated="16371"/>
        </table:table-row>
        <table:table-row table:style-name="ro12">
          <table:table-cell office:value-type="string" table:style-name="ce36">
            <text:p>11 月</text:p>
          </table:table-cell>
          <table:table-cell office:value-type="float" office:value="36197.066899999998" table:style-name="ce35">
            <text:p><text:s text:c="3"/>36,197.0669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7851" table:style-name="ce32">
            <text:p><text:s text:c="3"/>7,851</text:p>
          </table:table-cell>
          <table:table-cell office:value-type="float" office:value="147627" table:style-name="ce32">
            <text:p><text:s text:c="3"/>147,627</text:p>
          </table:table-cell>
          <table:table-cell office:value-type="float" office:value="8553994" table:style-name="ce34">
            <text:p><text:s text:c="3"/>8,553,994</text:p>
          </table:table-cell>
          <table:table-cell office:value-type="float" office:value="23532065" table:formula="of:=SUM([.H36:.I36])" table:style-name="ce33">
            <text:p><text:s text:c="3"/>23,532,065</text:p>
          </table:table-cell>
          <table:table-cell office:value-type="float" office:value="11716952" table:style-name="ce32">
            <text:p><text:s text:c="3"/>11,716,952</text:p>
          </table:table-cell>
          <table:table-cell office:value-type="float" office:value="11815113" table:style-name="ce32">
            <text:p><text:s text:c="3"/>11,815,113</text:p>
          </table:table-cell>
          <table:table-cell office:value-type="float" office:value="99.17" table:formula="of:=ROUND(([.H36]/[.I36]*100);2)" table:style-name="ce31">
            <text:p><text:s text:c="3"/>99.17</text:p>
          </table:table-cell>
          <table:table-cell office:value-type="float" office:value="650.11" table:formula="of:=ROUND(([.G36]/[.B36]);2)" table:style-name="ce31">
            <text:p><text:s text:c="3"/>650.11</text:p>
          </table:table-cell>
          <table:table-cell office:value-type="float" office:value="2.75" table:formula="of:=ROUND([.G36]/[.F36];2)" table:style-name="ce31">
            <text:p><text:s text:c="3"/>2.75</text:p>
          </table:table-cell>
          <table:table-cell table:style-name="ce30"/>
          <table:table-cell table:number-columns-repeated="16371"/>
        </table:table-row>
        <table:table-row table:style-name="ro15">
          <table:table-cell office:value-type="string" table:style-name="ce29">
            <text:p>較上年同月　　増減<text:span text:style-name="T5"><text:s/>(%)</text:span></text:p>
          </table:table-cell>
          <table:table-cell office:value-type="string" table:style-name="ce28">
            <text:p><text:s text:c="2"/>0.00</text:p>
          </table:table-cell>
          <table:table-cell office:value-type="float" office:value="0" table:formula="of:=ROUND(([.C36]-[.C23])/[.C23]*100;2)" table:style-name="ce26">
            <text:p>－</text:p>
          </table:table-cell>
          <table:table-cell office:value-type="float" office:value="0" table:formula="of:=ROUND(([.D36]-[.D23])/[.D23]*100;2)" table:style-name="ce26">
            <text:p>－</text:p>
          </table:table-cell>
          <table:table-cell office:value-type="float" office:value="0.09" table:formula="of:=ROUND(([.E36]-[.E23])/[.E23]*100;2)" table:style-name="ce27">
            <text:p>0.09</text:p>
          </table:table-cell>
          <table:table-cell office:value-type="float" office:value="1.04" table:formula="of:=ROUND(([.F36]-[.F23])/[.F23]*100;2)" table:style-name="ce26">
            <text:p><text:s/>1.04</text:p>
          </table:table-cell>
          <table:table-cell office:value-type="float" office:value="0.21" table:formula="of:=ROUND(([.G36]-[.G23])/[.G23]*100;2)" table:style-name="ce26">
            <text:p><text:s/>0.21</text:p>
          </table:table-cell>
          <table:table-cell office:value-type="float" office:value="0.06" table:formula="of:=ROUND(([.H36]-[.H23])/[.H23]*100;2)" table:style-name="ce26">
            <text:p><text:s/>0.06</text:p>
          </table:table-cell>
          <table:table-cell office:value-type="float" office:value="0.35" table:formula="of:=ROUND(([.I36]-[.I23])/[.I23]*100;2)" table:style-name="ce26">
            <text:p><text:s/>0.35</text:p>
          </table:table-cell>
          <table:table-cell office:value-type="float" office:value="-0.28000000000000003" table:formula="of:=ROUND(([.J36]-[.J23])/[.J23]*100;2)" table:style-name="ce27">
            <text:p>－ <text:s text:c="2"/>0.28</text:p>
          </table:table-cell>
          <table:table-cell office:value-type="float" office:value="0.21" table:formula="of:=ROUND(([.K36]-[.K23])/[.K23]*100;2)" table:style-name="ce26">
            <text:p><text:s/>0.21</text:p>
          </table:table-cell>
          <table:table-cell office:value-type="float" office:value="-0.72" table:formula="of:=ROUND(([.L36]-[.L23])/[.L23]*100;2)" table:style-name="ce25">
            <text:p>－ <text:s text:c="2"/>0.72</text:p>
          </table:table-cell>
          <table:table-cell table:style-name="ce24"/>
          <table:table-cell table:number-columns-repeated="16371"/>
        </table:table-row>
        <table:table-row table:style-name="ro16">
          <table:table-cell office:value-type="string" table:style-name="ce23">
            <text:p>較本年上月　　増減<text:span text:style-name="T5"><text:s/>(%)<text:s/></text:span></text:p>
          </table:table-cell>
          <table:table-cell office:value-type="float" office:value="0" table:formula="of:=ROUND(([.B$36]-[.B$35])/[.B$35]*100;2)" table:style-name="ce21">
            <text:p>－</text:p>
          </table:table-cell>
          <table:table-cell office:value-type="float" office:value="0" table:formula="of:=ROUND(([.C$36]-[.C$35])/[.C$35]*100;2)" table:style-name="ce21">
            <text:p>－</text:p>
          </table:table-cell>
          <table:table-cell office:value-type="float" office:value="0" table:formula="of:=ROUND(([.D$36]-[.D$35])/[.D$35]*100;2)" table:style-name="ce21">
            <text:p>－</text:p>
          </table:table-cell>
          <table:table-cell office:value-type="float" office:value="0.03" table:formula="of:=ROUND(([.E$36]-[.E$35])/[.E$35]*100;2)" table:style-name="ce21">
            <text:p><text:s/>0.03</text:p>
          </table:table-cell>
          <table:table-cell office:value-type="float" office:value="0.16" table:formula="of:=ROUND(([.F$36]-[.F$35])/[.F$35]*100;2)" table:style-name="ce21">
            <text:p><text:s/>0.16</text:p>
          </table:table-cell>
          <table:table-cell office:value-type="float" office:value="0.02" table:formula="of:=ROUND(([.G$36]-[.G$35])/[.G$35]*100;2)" table:style-name="ce21">
            <text:p><text:s/>0.02</text:p>
          </table:table-cell>
          <table:table-cell office:value-type="float" office:value="0.01" table:formula="of:=ROUND(([.H$36]-[.H$35])/[.H$35]*100;2)" table:style-name="ce21">
            <text:p><text:s/>0.01</text:p>
          </table:table-cell>
          <table:table-cell office:value-type="float" office:value="0.04" table:formula="of:=ROUND(([.I$36]-[.I$35])/[.I$35]*100;2)" table:style-name="ce21">
            <text:p><text:s/>0.04</text:p>
          </table:table-cell>
          <table:table-cell office:value-type="float" office:value="-0.02" table:formula="of:=ROUND(([.J$36]-[.J$35])/[.J$35]*100;2)" table:style-name="ce22">
            <text:p>－ <text:s text:c="2"/>0.02</text:p>
          </table:table-cell>
          <table:table-cell office:value-type="float" office:value="0.02" table:formula="of:=ROUND(([.K$36]-[.K$35])/[.K$35]*100;2)" table:style-name="ce21">
            <text:p><text:s/>0.02</text:p>
          </table:table-cell>
          <table:table-cell office:value-type="float" office:value="0" table:formula="of:=ROUND(([.L$36]-[.L$35])/[.L$35]*100;2)" table:style-name="ce20">
            <text:p>—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19"/>
          <table:table-cell table:style-name="ce18"/>
          <table:table-cell office:value-type="string" table:style-name="ce17">
            <text:p>內政部戶政司<text:span text:style-name="T3"><text:s/></text:span><text:span text:style-name="T1">民國</text:span><text:span text:style-name="T3">105</text:span><text:span text:style-name="T1">年</text:span><text:span text:style-name="T3">12</text:span><text:span text:style-name="T1">月</text:span><text:span text:style-name="T3">5</text:span><text:span text:style-name="T1">日編製</text:span>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17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4.96年12月起，我國土地面積增列東沙群島<text:span text:style-name="T1">東沙島(2.38平方公里)及南沙群島太平島(0.4896平方公里)，由高雄市代管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17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8">
          <table:table-cell table:style-name="ce2"/>
          <table:table-cell table:number-columns-repeated="16383" table:style-name="ce1"/>
        </table:table-row>
        <table:table-row table:number-rows-repeated="1048526" table:style-name="ro18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9">
          <table:table-cell office:value-type="string" table:number-columns-spanned="12" table:number-rows-spanned="1" table:style-name="ce99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20">
          <table:table-cell table:style-name="ce2"/>
          <table:table-cell table:number-columns-repeated="4" table:style-name="ce144"/>
          <table:table-cell office:value-type="string" table:style-name="ce145">
            <text:p><text:s text:c="4"/>中 華 民 國 105 年 11 月 底</text:p>
          </table:table-cell>
          <table:table-cell table:number-columns-repeated="4" table:style-name="ce144"/>
          <table:table-cell office:value-type="string" table:style-name="ce94">
            <text:p><text:s text:c="10"/>單位：平方公里；個；戶；人</text:p>
          </table:table-cell>
          <table:table-cell table:style-name="ce144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6">
            <text:p>區<text:span text:style-name="T3"><text:s text:c="2"/></text:span><text:span text:style-name="T1">域</text:span><text:span text:style-name="T3"><text:s text:c="2"/></text:span><text:span text:style-name="T1">別</text:span></text:p>
          </table:table-cell>
          <table:table-cell office:value-type="string" table:style-name="ce14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42">
            <text:p>鄉鎮</text:p>
          </table:table-cell>
          <table:table-cell office:value-type="string" table:number-columns-spanned="1" table:number-rows-spanned="2" table:style-name="ce147">
            <text:p>村里數</text:p>
          </table:table-cell>
          <table:table-cell office:value-type="string" table:number-columns-spanned="1" table:number-rows-spanned="2" table:style-name="ce147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7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7">
            <text:p>人　　口　　數</text:p>
          </table:table-cell>
          <table:covered-table-cell table:number-columns-repeated="2"/>
          <table:table-cell office:value-type="string" table:style-name="ce86">
            <text:p>性別比例<text:span text:style-name="T3"><text:s/>(<text:s/></text:span><text:span text:style-name="T1">每百</text:span></text:p>
          </table:table-cell>
          <table:table-cell office:value-type="string" table:style-name="ce85">
            <text:p>人口密度 ( 每平</text:p>
          </table:table-cell>
          <table:table-cell office:value-type="string" table:style-name="ce85">
            <text:p>戶<text:span text:style-name="T1"><text:s/>量 ( 每戶</text:span>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41">
            <text:p>( 平方公里 )</text:p>
          </table:table-cell>
          <table:table-cell office:value-type="string" table:style-name="ce140">
            <text:p>市區數</text:p>
          </table:table-cell>
          <table:covered-table-cell/>
          <table:covered-table-cell/>
          <table:covered-table-cell/>
          <table:table-cell office:value-type="string" table:style-name="ce80">
            <text:p>總<text:span text:style-name="T3"><text:s text:c="3"/></text:span><text:span text:style-name="T1">計</text:span></text:p>
          </table:table-cell>
          <table:table-cell office:value-type="string" table:style-name="ce80">
            <text:p>男</text:p>
          </table:table-cell>
          <table:table-cell office:value-type="string" table:style-name="ce79">
            <text:p>女</text:p>
          </table:table-cell>
          <table:table-cell office:value-type="string" table:style-name="ce78">
            <text:p>女子所當男子數<text:span text:style-name="T3"><text:s/>)</text:span></text:p>
          </table:table-cell>
          <table:table-cell office:value-type="string" table:style-name="ce77">
            <text:p>方公里人口數 )</text:p>
          </table:table-cell>
          <table:table-cell office:value-type="string" table:style-name="ce139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28">
            <text:p>總 <text:s text:c="4"/>計</text:p>
          </table:table-cell>
          <table:table-cell office:value-type="float" office:value="36197.066899999998" table:formula="of:=SUM([.B6:.B12];[.B27];[.B30];[.B31])" table:style-name="ce133">
            <text:p><text:s text:c="3"/>36,197.0669</text:p>
          </table:table-cell>
          <table:table-cell office:value-type="float" office:value="368" table:formula="of:=SUM([.C6:.C12];[.C27];[.C30];[.C31])" table:style-name="ce138">
            <text:p><text:s text:c="3"/>368</text:p>
          </table:table-cell>
          <table:table-cell office:value-type="float" office:value="7851" table:formula="of:=SUM([.D6:.D12];[.D27])" table:style-name="ce138">
            <text:p><text:s text:c="3"/>7,851</text:p>
          </table:table-cell>
          <table:table-cell office:value-type="float" office:value="147627" table:formula="of:=SUM([.E6:.E12];[.E27])" table:style-name="ce138">
            <text:p><text:s text:c="3"/>147,627</text:p>
          </table:table-cell>
          <table:table-cell office:value-type="float" office:value="8553994" table:formula="of:=SUM([.F6:.F12];[.F27])" table:style-name="ce138">
            <text:p><text:s text:c="3"/>8,553,994</text:p>
          </table:table-cell>
          <table:table-cell office:value-type="float" office:value="23532065" table:formula="of:=[.H5]+[.I5]" table:style-name="ce69">
            <text:p><text:s text:c="3"/>23,532,065</text:p>
          </table:table-cell>
          <table:table-cell office:value-type="float" office:value="11716952" table:formula="of:=SUM([.H6:.H12];[.H27])" table:style-name="ce138">
            <text:p><text:s text:c="3"/>11,716,952</text:p>
          </table:table-cell>
          <table:table-cell office:value-type="float" office:value="11815113" table:formula="of:=SUM([.I6:.I12];[.I27])" table:style-name="ce138">
            <text:p><text:s text:c="3"/>11,815,113</text:p>
          </table:table-cell>
          <table:table-cell office:value-type="float" office:value="99.17" table:formula="of:=ROUND(([.H5]/[.I5]*100);2)" table:style-name="ce66">
            <text:p><text:s text:c="3"/>99.17</text:p>
          </table:table-cell>
          <table:table-cell office:value-type="float" office:value="650.11" table:formula="of:=ROUND(([.G5]/[.B5]);2)" table:style-name="ce66">
            <text:p><text:s text:c="3"/>650.11</text:p>
          </table:table-cell>
          <table:table-cell office:value-type="float" office:value="2.75" table:formula="of:=ROUND([.G5]/[.F5];2)" table:style-name="ce66">
            <text:p><text:s text:c="3"/>2.75</text:p>
          </table:table-cell>
          <table:table-cell table:style-name="ce12"/>
          <table:table-cell table:style-name="ce130"/>
          <table:table-cell table:style-name="ce136"/>
          <table:table-cell table:style-name="ce135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8">
            <text:p>新北市</text:p>
          </table:table-cell>
          <table:table-cell office:value-type="float" office:value="2052.5666999999999" table:style-name="ce133">
            <text:p><text:s text:c="3"/>2,052.5667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032" table:formula="of:=['file:///D:/0662/A.上網月報(含1科)/105年/10511/新表號02,07~11-連結(公式)檔105.11.xls'#'160'.D11]" table:style-name="ce74">
            <text:p><text:s text:c="3"/>1,032</text:p>
          </table:table-cell>
          <table:table-cell office:value-type="float" office:value="22118" table:formula="of:=['file:///D:/0662/A.上網月報(含1科)/105年/10511/新表號02,07~11-連結(公式)檔105.11.xls'#'160'.F11]" table:style-name="ce74">
            <text:p><text:s text:c="3"/>22,118</text:p>
          </table:table-cell>
          <table:table-cell office:value-type="float" office:value="1525385" table:formula="of:=['file:///D:/0662/A.上網月報(含1科)/105年/10511/新表號02,07~11-連結(公式)檔105.11.xls'#'160'.G11]" table:style-name="ce74">
            <text:p><text:s text:c="3"/>1,525,385</text:p>
          </table:table-cell>
          <table:table-cell office:value-type="float" office:value="3977905" table:formula="of:=[.H6]+[.I6]" table:style-name="ce69">
            <text:p><text:s text:c="3"/>3,977,905</text:p>
          </table:table-cell>
          <table:table-cell office:value-type="float" office:value="1952036" table:formula="of:=['file:///D:/0662/A.上網月報(含1科)/105年/10511/新表號02,07~11-連結(公式)檔105.11.xls'#'160'.I11]" table:style-name="ce74">
            <text:p><text:s text:c="3"/>1,952,036</text:p>
          </table:table-cell>
          <table:table-cell office:value-type="float" office:value="2025869" table:formula="of:=['file:///D:/0662/A.上網月報(含1科)/105年/10511/新表號02,07~11-連結(公式)檔105.11.xls'#'160'.I12]" table:style-name="ce74">
            <text:p><text:s text:c="3"/>2,025,869</text:p>
          </table:table-cell>
          <table:table-cell office:value-type="float" office:value="96.36" table:formula="of:=ROUND(([.H6]/[.I6]*100);2)" table:style-name="ce66">
            <text:p><text:s text:c="3"/>96.36</text:p>
          </table:table-cell>
          <table:table-cell office:value-type="float" office:value="1938.014974129708" table:formula="of:=[.G6]/[.B6]" table:style-name="ce66">
            <text:p><text:s text:c="3"/>1,938.01</text:p>
          </table:table-cell>
          <table:table-cell office:value-type="float" office:value="2.61" table:formula="of:=ROUND([.G6]/[.F6];2)" table:style-name="ce66">
            <text:p><text:s text:c="3"/>2.61</text:p>
          </table:table-cell>
          <table:table-cell table:style-name="ce12"/>
          <table:table-cell table:style-name="ce137"/>
          <table:table-cell table:style-name="ce136"/>
          <table:table-cell table:style-name="ce135"/>
          <table:table-cell table:style-name="ce12"/>
          <table:table-cell table:number-columns-repeated="16367"/>
        </table:table-row>
        <table:table-row table:style-name="ro21">
          <table:table-cell office:value-type="string" table:style-name="ce134">
            <text:p>臺北市</text:p>
          </table:table-cell>
          <table:table-cell office:value-type="float" office:value="271.79969999999997" table:style-name="ce133">
            <text:p><text:s text:c="3"/>271.7997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456" table:formula="of:=['file:///D:/0662/A.上網月報(含1科)/105年/10511/新表號02,07~11-連結(公式)檔105.11.xls'#'160'.D14]" table:style-name="ce74">
            <text:p><text:s text:c="3"/>456</text:p>
          </table:table-cell>
          <table:table-cell office:value-type="float" office:value="9555" table:formula="of:=['file:///D:/0662/A.上網月報(含1科)/105年/10511/新表號02,07~11-連結(公式)檔105.11.xls'#'160'.F14]" table:style-name="ce74">
            <text:p><text:s text:c="3"/>9,555</text:p>
          </table:table-cell>
          <table:table-cell office:value-type="float" office:value="1047103" table:formula="of:=['file:///D:/0662/A.上網月報(含1科)/105年/10511/新表號02,07~11-連結(公式)檔105.11.xls'#'160'.G14]" table:style-name="ce74">
            <text:p><text:s text:c="3"/>1,047,103</text:p>
          </table:table-cell>
          <table:table-cell office:value-type="float" office:value="2695652" table:formula="of:=[.H7]+[.I7]" table:style-name="ce69">
            <text:p><text:s text:c="3"/>2,695,652</text:p>
          </table:table-cell>
          <table:table-cell office:value-type="float" office:value="1289721" table:formula="of:=['file:///D:/0662/A.上網月報(含1科)/105年/10511/新表號02,07~11-連結(公式)檔105.11.xls'#'160'.I14]" table:style-name="ce74">
            <text:p><text:s text:c="3"/>1,289,721</text:p>
          </table:table-cell>
          <table:table-cell office:value-type="float" office:value="1405931" table:formula="of:=['file:///D:/0662/A.上網月報(含1科)/105年/10511/新表號02,07~11-連結(公式)檔105.11.xls'#'160'.I15]" table:style-name="ce74">
            <text:p><text:s text:c="3"/>1,405,931</text:p>
          </table:table-cell>
          <table:table-cell office:value-type="float" office:value="91.73" table:formula="of:=ROUND(([.H7]/[.I7]*100);2)" table:style-name="ce66">
            <text:p><text:s text:c="3"/>91.73</text:p>
          </table:table-cell>
          <table:table-cell office:value-type="float" office:value="9917.7887245644506" table:formula="of:=[.G7]/[.B7]" table:style-name="ce66">
            <text:p><text:s text:c="3"/>9,917.79</text:p>
          </table:table-cell>
          <table:table-cell office:value-type="float" office:value="2.57" table:formula="of:=ROUND([.G7]/[.F7];2)" table:style-name="ce66">
            <text:p><text:s text:c="3"/>2.57</text:p>
          </table:table-cell>
          <table:table-cell table:style-name="ce12"/>
          <table:table-cell table:style-name="ce130"/>
          <table:table-cell table:style-name="ce114"/>
          <table:table-cell table:style-name="ce129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8">
            <text:p>桃園市</text:p>
          </table:table-cell>
          <table:table-cell office:value-type="float" office:value="1220.954" table:style-name="ce127">
            <text:p><text:s text:c="3"/>1,220.9540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495" table:formula="of:=['file:///D:/0662/A.上網月報(含1科)/105年/10511/新表號02,07~11-連結(公式)檔105.11.xls'#'160'.D17]" table:style-name="ce74">
            <text:p><text:s text:c="3"/>495</text:p>
          </table:table-cell>
          <table:table-cell office:value-type="float" office:value="11552" table:formula="of:=['file:///D:/0662/A.上網月報(含1科)/105年/10511/新表號02,07~11-連結(公式)檔105.11.xls'#'160'.F17]" table:style-name="ce74">
            <text:p><text:s text:c="3"/>11,552</text:p>
          </table:table-cell>
          <table:table-cell office:value-type="float" office:value="769198" table:formula="of:=['file:///D:/0662/A.上網月報(含1科)/105年/10511/新表號02,07~11-連結(公式)檔105.11.xls'#'160'.G17]" table:style-name="ce74">
            <text:p><text:s text:c="3"/>769,198</text:p>
          </table:table-cell>
          <table:table-cell office:value-type="float" office:value="2144044" table:formula="of:=[.H8]+[.I8]" table:style-name="ce69">
            <text:p><text:s text:c="3"/>2,144,044</text:p>
          </table:table-cell>
          <table:table-cell office:value-type="float" office:value="1069986" table:formula="of:=['file:///D:/0662/A.上網月報(含1科)/105年/10511/新表號02,07~11-連結(公式)檔105.11.xls'#'160'.I17]" table:style-name="ce74">
            <text:p><text:s text:c="3"/>1,069,986</text:p>
          </table:table-cell>
          <table:table-cell office:value-type="float" office:value="1074058" table:formula="of:=['file:///D:/0662/A.上網月報(含1科)/105年/10511/新表號02,07~11-連結(公式)檔105.11.xls'#'160'.I18]" table:style-name="ce74">
            <text:p><text:s text:c="3"/>1,074,058</text:p>
          </table:table-cell>
          <table:table-cell office:value-type="float" office:value="99.62" table:formula="of:=ROUND(([.H8]/[.I8]*100);2)" table:style-name="ce66">
            <text:p><text:s text:c="3"/>99.62</text:p>
          </table:table-cell>
          <table:table-cell office:value-type="float" office:value="1756.0399490889911" table:formula="of:=[.G8]/[.B8]" table:style-name="ce66">
            <text:p><text:s text:c="3"/>1,756.04</text:p>
          </table:table-cell>
          <table:table-cell office:value-type="float" office:value="2.79" table:formula="of:=ROUND([.G8]/[.F8];2)" table:style-name="ce66">
            <text:p><text:s text:c="3"/>2.79</text:p>
          </table:table-cell>
          <table:table-cell table:style-name="ce12"/>
          <table:table-cell table:style-name="ce130"/>
          <table:table-cell table:style-name="ce114"/>
          <table:table-cell table:style-name="ce129"/>
          <table:table-cell table:style-name="ce12"/>
          <table:table-cell table:number-columns-repeated="16367"/>
        </table:table-row>
        <table:table-row table:style-name="ro22">
          <table:table-cell office:value-type="string" table:style-name="ce128">
            <text:p>臺中市</text:p>
          </table:table-cell>
          <table:table-cell office:value-type="float" office:value="2214.8968" table:style-name="ce127">
            <text:p><text:s text:c="3"/>2,214.8968</text:p>
          </table:table-cell>
          <table:table-cell office:value-type="float" office:value="29" table:style-name="ce126">
            <text:p><text:s text:c="3"/>29</text:p>
          </table:table-cell>
          <table:table-cell office:value-type="float" office:value="625" table:formula="of:=['file:///D:/0662/A.上網月報(含1科)/105年/10511/新表號02,07~11-連結(公式)檔105.11.xls'#'160'.D20]" table:style-name="ce74">
            <text:p><text:s text:c="3"/>625</text:p>
          </table:table-cell>
          <table:table-cell office:value-type="float" office:value="12936" table:formula="of:=['file:///D:/0662/A.上網月報(含1科)/105年/10511/新表號02,07~11-連結(公式)檔105.11.xls'#'160'.F20]" table:style-name="ce74">
            <text:p><text:s text:c="3"/>12,936</text:p>
          </table:table-cell>
          <table:table-cell office:value-type="float" office:value="943408" table:formula="of:=['file:///D:/0662/A.上網月報(含1科)/105年/10511/新表號02,07~11-連結(公式)檔105.11.xls'#'160'.G20]" table:style-name="ce74">
            <text:p><text:s text:c="3"/>943,408</text:p>
          </table:table-cell>
          <table:table-cell office:value-type="float" office:value="2764958" table:formula="of:=[.H9]+[.I9]" table:style-name="ce69">
            <text:p><text:s text:c="3"/>2,764,958</text:p>
          </table:table-cell>
          <table:table-cell office:value-type="float" office:value="1365288" table:formula="of:=['file:///D:/0662/A.上網月報(含1科)/105年/10511/新表號02,07~11-連結(公式)檔105.11.xls'#'160'.I20]" table:style-name="ce74">
            <text:p><text:s text:c="3"/>1,365,288</text:p>
          </table:table-cell>
          <table:table-cell office:value-type="float" office:value="1399670" table:formula="of:=['file:///D:/0662/A.上網月報(含1科)/105年/10511/新表號02,07~11-連結(公式)檔105.11.xls'#'160'.I21]" table:style-name="ce74">
            <text:p><text:s text:c="3"/>1,399,670</text:p>
          </table:table-cell>
          <table:table-cell office:value-type="float" office:value="97.54" table:formula="of:=ROUND(([.H9]/[.I9]*100);2)" table:style-name="ce66">
            <text:p><text:s text:c="3"/>97.54</text:p>
          </table:table-cell>
          <table:table-cell office:value-type="float" office:value="1248.3461983420627" table:formula="of:=[.G9]/[.B9]" table:style-name="ce66">
            <text:p><text:s text:c="3"/>1,248.35</text:p>
          </table:table-cell>
          <table:table-cell office:value-type="float" office:value="2.93" table:formula="of:=ROUND([.G9]/[.F9];2)" table:style-name="ce66">
            <text:p><text:s text:c="3"/>2.93</text:p>
          </table:table-cell>
          <table:table-cell table:style-name="ce12"/>
          <table:table-cell table:style-name="ce130"/>
          <table:table-cell table:style-name="ce114"/>
          <table:table-cell table:style-name="ce129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8">
            <text:p>臺南市</text:p>
          </table:table-cell>
          <table:table-cell office:value-type="float" office:value="2191.6531" table:style-name="ce127">
            <text:p><text:s text:c="3"/>2,191.6531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752" table:formula="of:=['file:///D:/0662/A.上網月報(含1科)/105年/10511/新表號02,07~11-連結(公式)檔105.11.xls'#'160'.D23]" table:style-name="ce74">
            <text:p><text:s text:c="3"/>752</text:p>
          </table:table-cell>
          <table:table-cell office:value-type="float" office:value="14636" table:formula="of:=['file:///D:/0662/A.上網月報(含1科)/105年/10511/新表號02,07~11-連結(公式)檔105.11.xls'#'160'.F23]" table:style-name="ce74">
            <text:p><text:s text:c="3"/>14,636</text:p>
          </table:table-cell>
          <table:table-cell office:value-type="float" office:value="677690" table:formula="of:=['file:///D:/0662/A.上網月報(含1科)/105年/10511/新表號02,07~11-連結(公式)檔105.11.xls'#'160'.G23]" table:style-name="ce74">
            <text:p><text:s text:c="3"/>677,690</text:p>
          </table:table-cell>
          <table:table-cell office:value-type="float" office:value="1885653" table:formula="of:=[.H10]+[.I10]" table:style-name="ce69">
            <text:p><text:s text:c="3"/>1,885,653</text:p>
          </table:table-cell>
          <table:table-cell office:value-type="float" office:value="943016" table:formula="of:=['file:///D:/0662/A.上網月報(含1科)/105年/10511/新表號02,07~11-連結(公式)檔105.11.xls'#'160'.I23]" table:style-name="ce74">
            <text:p><text:s text:c="3"/>943,016</text:p>
          </table:table-cell>
          <table:table-cell office:value-type="float" office:value="942637" table:formula="of:=['file:///D:/0662/A.上網月報(含1科)/105年/10511/新表號02,07~11-連結(公式)檔105.11.xls'#'160'.I24]" table:style-name="ce74">
            <text:p><text:s text:c="3"/>942,637</text:p>
          </table:table-cell>
          <table:table-cell office:value-type="float" office:value="100.04" table:formula="of:=ROUND(([.H10]/[.I10]*100);2)" table:style-name="ce66">
            <text:p><text:s text:c="3"/>100.04</text:p>
          </table:table-cell>
          <table:table-cell office:value-type="float" office:value="860.3793182415593" table:formula="of:=[.G10]/[.B10]" table:style-name="ce66">
            <text:p><text:s text:c="3"/>860.38</text:p>
          </table:table-cell>
          <table:table-cell office:value-type="float" office:value="2.78" table:formula="of:=ROUND([.G10]/[.F10];2)" table:style-name="ce66">
            <text:p><text:s text:c="3"/>2.78</text:p>
          </table:table-cell>
          <table:table-cell table:style-name="ce12"/>
          <table:table-cell table:style-name="ce130"/>
          <table:table-cell table:style-name="ce114"/>
          <table:table-cell table:style-name="ce129"/>
          <table:table-cell table:style-name="ce12"/>
          <table:table-cell table:number-columns-repeated="16367"/>
        </table:table-row>
        <table:table-row table:style-name="ro23">
          <table:table-cell office:value-type="string" table:style-name="ce128">
            <text:p>高雄市</text:p>
          </table:table-cell>
          <table:table-cell office:value-type="float" office:value="2951.8524000000002" table:style-name="ce127">
            <text:p><text:s text:c="3"/>2,951.8524</text:p>
          </table:table-cell>
          <table:table-cell office:value-type="float" office:value="38" table:style-name="ce126">
            <text:p><text:s text:c="3"/>38</text:p>
          </table:table-cell>
          <table:table-cell office:value-type="float" office:value="891" table:formula="of:=['file:///D:/0662/A.上網月報(含1科)/105年/10511/新表號02,07~11-連結(公式)檔105.11.xls'#'160'.D26]" table:style-name="ce74">
            <text:p><text:s text:c="3"/>891</text:p>
          </table:table-cell>
          <table:table-cell office:value-type="float" office:value="17312" table:formula="of:=['file:///D:/0662/A.上網月報(含1科)/105年/10511/新表號02,07~11-連結(公式)檔105.11.xls'#'160'.F26]" table:style-name="ce74">
            <text:p><text:s text:c="3"/>17,312</text:p>
          </table:table-cell>
          <table:table-cell office:value-type="float" office:value="1082096" table:formula="of:=['file:///D:/0662/A.上網月報(含1科)/105年/10511/新表號02,07~11-連結(公式)檔105.11.xls'#'160'.G26]" table:style-name="ce74">
            <text:p><text:s text:c="3"/>1,082,096</text:p>
          </table:table-cell>
          <table:table-cell office:value-type="float" office:value="2778770" table:formula="of:=[.H11]+[.I11]" table:style-name="ce69">
            <text:p><text:s text:c="3"/>2,778,770</text:p>
          </table:table-cell>
          <table:table-cell office:value-type="float" office:value="1378987" table:formula="of:=['file:///D:/0662/A.上網月報(含1科)/105年/10511/新表號02,07~11-連結(公式)檔105.11.xls'#'160'.I26]" table:style-name="ce74">
            <text:p><text:s text:c="3"/>1,378,987</text:p>
          </table:table-cell>
          <table:table-cell office:value-type="float" office:value="1399783" table:formula="of:=['file:///D:/0662/A.上網月報(含1科)/105年/10511/新表號02,07~11-連結(公式)檔105.11.xls'#'160'.I27]" table:style-name="ce74">
            <text:p><text:s text:c="3"/>1,399,783</text:p>
          </table:table-cell>
          <table:table-cell office:value-type="float" office:value="98.51" table:formula="of:=ROUND(([.H11]/[.I11]*100);2)" table:style-name="ce66">
            <text:p><text:s text:c="3"/>98.51</text:p>
          </table:table-cell>
          <table:table-cell office:value-type="float" office:value="941.36481891845267" table:formula="of:=[.G11]/[.B11]" table:style-name="ce66">
            <text:p><text:s text:c="3"/>941.36</text:p>
          </table:table-cell>
          <table:table-cell office:value-type="float" office:value="2.57" table:formula="of:=ROUND([.G11]/[.F11];2)" table:style-name="ce66">
            <text:p><text:s text:c="3"/>2.57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/>
        </table:table-row>
        <table:table-row table:style-name="ro22">
          <table:table-cell office:value-type="string" table:style-name="ce128">
            <text:p>臺灣省</text:p>
          </table:table-cell>
          <table:table-cell office:value-type="float" office:value="25110.003700000001" table:formula="of:=SUM([.B13:.B26])" table:style-name="ce127">
            <text:p><text:s text:c="3"/>25,110.0037</text:p>
          </table:table-cell>
          <table:table-cell office:value-type="float" office:value="200" table:formula="of:=SUM([.C13:.C26])" table:style-name="ce131">
            <text:p><text:s text:c="3"/>200</text:p>
          </table:table-cell>
          <table:table-cell office:value-type="float" office:value="3541" table:formula="of:=SUM([.D13:.D26])" table:style-name="ce131">
            <text:p><text:s text:c="3"/>3,541</text:p>
          </table:table-cell>
          <table:table-cell office:value-type="float" office:value="58615" table:formula="of:=SUM([.E13:.E26])" table:style-name="ce131">
            <text:p><text:s text:c="3"/>58,615</text:p>
          </table:table-cell>
          <table:table-cell office:value-type="float" office:value="2467254" table:formula="of:=SUM([.F13:.F26])" table:style-name="ce131">
            <text:p><text:s text:c="3"/>2,467,254</text:p>
          </table:table-cell>
          <table:table-cell office:value-type="float" office:value="7137617" table:formula="of:=SUM([.G13:.G26])" table:style-name="ce131">
            <text:p><text:s text:c="3"/>7,137,617</text:p>
          </table:table-cell>
          <table:table-cell office:value-type="float" office:value="3643280" table:formula="of:=SUM([.H13:.H26])" table:style-name="ce131">
            <text:p><text:s text:c="3"/>3,643,280</text:p>
          </table:table-cell>
          <table:table-cell office:value-type="float" office:value="3494337" table:formula="of:=SUM([.I13:.I26])" table:style-name="ce131">
            <text:p><text:s text:c="3"/>3,494,337</text:p>
          </table:table-cell>
          <table:table-cell office:value-type="float" office:value="104.26" table:formula="of:=ROUND(([.H12]/[.I12]*100);2)" table:style-name="ce66">
            <text:p><text:s text:c="3"/>104.26</text:p>
          </table:table-cell>
          <table:table-cell office:value-type="float" office:value="284.25392067943022" table:formula="of:=[.G12]/[.B12]" table:style-name="ce66">
            <text:p><text:s text:c="3"/>284.25</text:p>
          </table:table-cell>
          <table:table-cell office:value-type="float" office:value="2.89" table:formula="of:=ROUND([.G12]/[.F12];2)" table:style-name="ce66">
            <text:p><text:s text:c="3"/>2.89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1">
            <text:p>宜蘭縣</text:p>
          </table:table-cell>
          <table:table-cell office:value-type="float" office:value="2143.6251000000002" table:style-name="ce120">
            <text:p><text:s text:c="3"/>2,143.6251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33" table:formula="of:=['file:///D:/0662/A.上網月報(含1科)/105年/10511/新表號02,07~11-連結(公式)檔105.11.xls'#'160'.D32]" table:style-name="ce117">
            <text:p><text:s text:c="3"/>233</text:p>
          </table:table-cell>
          <table:table-cell office:value-type="float" office:value="3659" table:formula="of:=['file:///D:/0662/A.上網月報(含1科)/105年/10511/新表號02,07~11-連結(公式)檔105.11.xls'#'160'.F32]" table:style-name="ce117">
            <text:p><text:s text:c="3"/>3,659</text:p>
          </table:table-cell>
          <table:table-cell office:value-type="float" office:value="166794" table:formula="of:=['file:///D:/0662/A.上網月報(含1科)/105年/10511/新表號02,07~11-連結(公式)檔105.11.xls'#'160'.G32]" table:style-name="ce117">
            <text:p><text:s text:c="3"/>166,794</text:p>
          </table:table-cell>
          <table:table-cell office:value-type="float" office:value="457587" table:formula="of:=[.H13]+[.I13]" table:style-name="ce118">
            <text:p><text:s text:c="3"/>457,587</text:p>
          </table:table-cell>
          <table:table-cell office:value-type="float" office:value="231752" table:formula="of:=['file:///D:/0662/A.上網月報(含1科)/105年/10511/新表號02,07~11-連結(公式)檔105.11.xls'#'160'.I32]" table:style-name="ce117">
            <text:p><text:s text:c="3"/>231,752</text:p>
          </table:table-cell>
          <table:table-cell office:value-type="float" office:value="225835" table:formula="of:=['file:///D:/0662/A.上網月報(含1科)/105年/10511/新表號02,07~11-連結(公式)檔105.11.xls'#'160'.I33]" table:style-name="ce117">
            <text:p><text:s text:c="3"/>225,835</text:p>
          </table:table-cell>
          <table:table-cell office:value-type="float" office:value="102.62" table:formula="of:=ROUND(([.H13]/[.I13]*100);2)" table:style-name="ce31">
            <text:p><text:s text:c="3"/>102.62</text:p>
          </table:table-cell>
          <table:table-cell office:value-type="float" office:value="213.46409873629486" table:formula="of:=[.G13]/[.B13]" table:style-name="ce31">
            <text:p><text:s text:c="3"/>213.46</text:p>
          </table:table-cell>
          <table:table-cell office:value-type="float" office:value="2.74" table:formula="of:=ROUND([.G13]/[.F13];2)" table:style-name="ce31">
            <text:p><text:s text:c="3"/>2.74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/>
        </table:table-row>
        <table:table-row table:style-name="ro5">
          <table:table-cell office:value-type="string" table:style-name="ce121">
            <text:p>新竹縣</text:p>
          </table:table-cell>
          <table:table-cell office:value-type="float" office:value="1427.5369000000001" table:style-name="ce120">
            <text:p><text:s text:c="3"/>1,427.5369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91" table:formula="of:=['file:///D:/0662/A.上網月報(含1科)/105年/10511/新表號02,07~11-連結(公式)檔105.11.xls'#'160'.D35]" table:style-name="ce117">
            <text:p><text:s text:c="3"/>191</text:p>
          </table:table-cell>
          <table:table-cell office:value-type="float" office:value="3201" table:formula="of:=['file:///D:/0662/A.上網月報(含1科)/105年/10511/新表號02,07~11-連結(公式)檔105.11.xls'#'160'.F35]" table:style-name="ce117">
            <text:p><text:s text:c="3"/>3,201</text:p>
          </table:table-cell>
          <table:table-cell office:value-type="float" office:value="187215" table:formula="of:=['file:///D:/0662/A.上網月報(含1科)/105年/10511/新表號02,07~11-連結(公式)檔105.11.xls'#'160'.G35]" table:style-name="ce117">
            <text:p><text:s text:c="3"/>187,215</text:p>
          </table:table-cell>
          <table:table-cell office:value-type="float" office:value="546934" table:formula="of:=[.H14]+[.I14]" table:style-name="ce118">
            <text:p><text:s text:c="3"/>546,934</text:p>
          </table:table-cell>
          <table:table-cell office:value-type="float" office:value="279780" table:formula="of:=['file:///D:/0662/A.上網月報(含1科)/105年/10511/新表號02,07~11-連結(公式)檔105.11.xls'#'160'.I35]" table:style-name="ce117">
            <text:p><text:s text:c="3"/>279,780</text:p>
          </table:table-cell>
          <table:table-cell office:value-type="float" office:value="267154" table:formula="of:=['file:///D:/0662/A.上網月報(含1科)/105年/10511/新表號02,07~11-連結(公式)檔105.11.xls'#'160'.I36]" table:style-name="ce117">
            <text:p><text:s text:c="3"/>267,154</text:p>
          </table:table-cell>
          <table:table-cell office:value-type="float" office:value="104.73" table:formula="of:=ROUND(([.H14]/[.I14]*100);2)" table:style-name="ce31">
            <text:p><text:s text:c="3"/>104.73</text:p>
          </table:table-cell>
          <table:table-cell office:value-type="float" office:value="383.1312521588759" table:formula="of:=[.G14]/[.B14]" table:style-name="ce31">
            <text:p><text:s text:c="3"/>383.13</text:p>
          </table:table-cell>
          <table:table-cell office:value-type="float" office:value="2.92" table:formula="of:=ROUND([.G14]/[.F14];2)" table:style-name="ce31">
            <text:p><text:s text:c="3"/>2.92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/>
        </table:table-row>
        <table:table-row table:style-name="ro5">
          <table:table-cell office:value-type="string" table:style-name="ce121">
            <text:p>苗栗縣</text:p>
          </table:table-cell>
          <table:table-cell office:value-type="float" office:value="1820.3149000000001" table:style-name="ce120">
            <text:p><text:s text:c="3"/>1,820.314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274" table:formula="of:=['file:///D:/0662/A.上網月報(含1科)/105年/10511/新表號02,07~11-連結(公式)檔105.11.xls'#'160'.D38]" table:style-name="ce117">
            <text:p><text:s text:c="3"/>274</text:p>
          </table:table-cell>
          <table:table-cell office:value-type="float" office:value="4652" table:formula="of:=['file:///D:/0662/A.上網月報(含1科)/105年/10511/新表號02,07~11-連結(公式)檔105.11.xls'#'160'.F38]" table:style-name="ce117">
            <text:p><text:s text:c="3"/>4,652</text:p>
          </table:table-cell>
          <table:table-cell office:value-type="float" office:value="185779" table:formula="of:=['file:///D:/0662/A.上網月報(含1科)/105年/10511/新表號02,07~11-連結(公式)檔105.11.xls'#'160'.G38]" table:style-name="ce117">
            <text:p><text:s text:c="3"/>185,779</text:p>
          </table:table-cell>
          <table:table-cell office:value-type="float" office:value="559557" table:formula="of:=[.H15]+[.I15]" table:style-name="ce118">
            <text:p><text:s text:c="3"/>559,557</text:p>
          </table:table-cell>
          <table:table-cell office:value-type="float" office:value="288610" table:formula="of:=['file:///D:/0662/A.上網月報(含1科)/105年/10511/新表號02,07~11-連結(公式)檔105.11.xls'#'160'.I38]" table:style-name="ce117">
            <text:p><text:s text:c="3"/>288,610</text:p>
          </table:table-cell>
          <table:table-cell office:value-type="float" office:value="270947" table:formula="of:=['file:///D:/0662/A.上網月報(含1科)/105年/10511/新表號02,07~11-連結(公式)檔105.11.xls'#'160'.I39]" table:style-name="ce117">
            <text:p><text:s text:c="3"/>270,947</text:p>
          </table:table-cell>
          <table:table-cell office:value-type="float" office:value="106.52" table:formula="of:=ROUND(([.H15]/[.I15]*100);2)" table:style-name="ce31">
            <text:p><text:s text:c="3"/>106.52</text:p>
          </table:table-cell>
          <table:table-cell office:value-type="float" office:value="307.39571488427634" table:formula="of:=[.G15]/[.B15]" table:style-name="ce31">
            <text:p><text:s text:c="3"/>307.40</text:p>
          </table:table-cell>
          <table:table-cell office:value-type="float" office:value="3.01" table:formula="of:=ROUND([.G15]/[.F15];2)" table:style-name="ce31">
            <text:p><text:s text:c="3"/>3.01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/>
        </table:table-row>
        <table:table-row table:style-name="ro5">
          <table:table-cell office:value-type="string" table:style-name="ce121">
            <text:p>彰化縣</text:p>
          </table:table-cell>
          <table:table-cell office:value-type="float" office:value="1074.396" table:style-name="ce120">
            <text:p><text:s text:c="3"/>1,074.3960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589" table:formula="of:=['file:///D:/0662/A.上網月報(含1科)/105年/10511/新表號02,07~11-連結(公式)檔105.11.xls'#'160'.D41]" table:style-name="ce117">
            <text:p><text:s text:c="3"/>589</text:p>
          </table:table-cell>
          <table:table-cell office:value-type="float" office:value="9143" table:formula="of:=['file:///D:/0662/A.上網月報(含1科)/105年/10511/新表號02,07~11-連結(公式)檔105.11.xls'#'160'.F41]" table:style-name="ce117">
            <text:p><text:s text:c="3"/>9,143</text:p>
          </table:table-cell>
          <table:table-cell office:value-type="float" office:value="384528" table:formula="of:=['file:///D:/0662/A.上網月報(含1科)/105年/10511/新表號02,07~11-連結(公式)檔105.11.xls'#'160'.G41]" table:style-name="ce117">
            <text:p><text:s text:c="3"/>384,528</text:p>
          </table:table-cell>
          <table:table-cell office:value-type="float" office:value="1287165" table:formula="of:=[.H16]+[.I16]" table:style-name="ce118">
            <text:p><text:s text:c="3"/>1,287,165</text:p>
          </table:table-cell>
          <table:table-cell office:value-type="float" office:value="656779" table:formula="of:=['file:///D:/0662/A.上網月報(含1科)/105年/10511/新表號02,07~11-連結(公式)檔105.11.xls'#'160'.I41]" table:style-name="ce117">
            <text:p><text:s text:c="3"/>656,779</text:p>
          </table:table-cell>
          <table:table-cell office:value-type="float" office:value="630386" table:formula="of:=['file:///D:/0662/A.上網月報(含1科)/105年/10511/新表號02,07~11-連結(公式)檔105.11.xls'#'160'.I42]" table:style-name="ce117">
            <text:p><text:s text:c="3"/>630,386</text:p>
          </table:table-cell>
          <table:table-cell office:value-type="float" office:value="104.19" table:formula="of:=ROUND(([.H16]/[.I16]*100);2)" table:style-name="ce31">
            <text:p><text:s text:c="3"/>104.19</text:p>
          </table:table-cell>
          <table:table-cell office:value-type="float" office:value="1198.0359197167525" table:formula="of:=[.G16]/[.B16]" table:style-name="ce31">
            <text:p><text:s text:c="3"/>1,198.04</text:p>
          </table:table-cell>
          <table:table-cell office:value-type="float" office:value="3.35" table:formula="of:=ROUND([.G16]/[.F16];2)" table:style-name="ce31">
            <text:p><text:s text:c="3"/>3.35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/>
        </table:table-row>
        <table:table-row table:style-name="ro24">
          <table:table-cell office:value-type="string" table:style-name="ce121">
            <text:p>南投縣</text:p>
          </table:table-cell>
          <table:table-cell office:value-type="float" office:value="4106.4359999999997" table:style-name="ce120">
            <text:p><text:s text:c="3"/>4,106.4360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62" table:formula="of:=['file:///D:/0662/A.上網月報(含1科)/105年/10511/新表號02,07~11-連結(公式)檔105.11.xls'#'160'.D44]" table:style-name="ce117">
            <text:p><text:s text:c="3"/>262</text:p>
          </table:table-cell>
          <table:table-cell office:value-type="float" office:value="4270" table:formula="of:=['file:///D:/0662/A.上網月報(含1科)/105年/10511/新表號02,07~11-連結(公式)檔105.11.xls'#'160'.F44]" table:style-name="ce117">
            <text:p><text:s text:c="3"/>4,270</text:p>
          </table:table-cell>
          <table:table-cell office:value-type="float" office:value="177384" table:formula="of:=['file:///D:/0662/A.上網月報(含1科)/105年/10511/新表號02,07~11-連結(公式)檔105.11.xls'#'160'.G44]" table:style-name="ce117">
            <text:p><text:s text:c="3"/>177,384</text:p>
          </table:table-cell>
          <table:table-cell office:value-type="float" office:value="505371" table:formula="of:=[.H17]+[.I17]" table:style-name="ce118">
            <text:p><text:s text:c="3"/>505,371</text:p>
          </table:table-cell>
          <table:table-cell office:value-type="float" office:value="259151" table:formula="of:=['file:///D:/0662/A.上網月報(含1科)/105年/10511/新表號02,07~11-連結(公式)檔105.11.xls'#'160'.I44]" table:style-name="ce117">
            <text:p><text:s text:c="3"/>259,151</text:p>
          </table:table-cell>
          <table:table-cell office:value-type="float" office:value="246220" table:formula="of:=['file:///D:/0662/A.上網月報(含1科)/105年/10511/新表號02,07~11-連結(公式)檔105.11.xls'#'160'.I45]" table:style-name="ce117">
            <text:p><text:s text:c="3"/>246,220</text:p>
          </table:table-cell>
          <table:table-cell office:value-type="float" office:value="105.25" table:formula="of:=ROUND(([.H17]/[.I17]*100);2)" table:style-name="ce31">
            <text:p><text:s text:c="3"/>105.25</text:p>
          </table:table-cell>
          <table:table-cell office:value-type="float" office:value="123.06803271742213" table:formula="of:=[.G17]/[.B17]" table:style-name="ce31">
            <text:p><text:s text:c="3"/>123.07</text:p>
          </table:table-cell>
          <table:table-cell office:value-type="float" office:value="2.85" table:formula="of:=ROUND([.G17]/[.F17];2)" table:style-name="ce31">
            <text:p><text:s text:c="3"/>2.85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21">
            <text:p>雲林縣</text:p>
          </table:table-cell>
          <table:table-cell office:value-type="float" office:value="1290.8326" table:style-name="ce120">
            <text:p><text:s text:c="3"/>1,290.8326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88" table:formula="of:=['file:///D:/0662/A.上網月報(含1科)/105年/10511/新表號02,07~11-連結(公式)檔105.11.xls'#'160'.D47]" table:style-name="ce117">
            <text:p><text:s text:c="3"/>388</text:p>
          </table:table-cell>
          <table:table-cell office:value-type="float" office:value="6404" table:formula="of:=['file:///D:/0662/A.上網月報(含1科)/105年/10511/新表號02,07~11-連結(公式)檔105.11.xls'#'160'.F47]" table:style-name="ce117">
            <text:p><text:s text:c="3"/>6,404</text:p>
          </table:table-cell>
          <table:table-cell office:value-type="float" office:value="239426" table:formula="of:=['file:///D:/0662/A.上網月報(含1科)/105年/10511/新表號02,07~11-連結(公式)檔105.11.xls'#'160'.G47]" table:style-name="ce117">
            <text:p><text:s text:c="3"/>239,426</text:p>
          </table:table-cell>
          <table:table-cell office:value-type="float" office:value="695195" table:formula="of:=[.H18]+[.I18]" table:style-name="ce118">
            <text:p><text:s text:c="3"/>695,195</text:p>
          </table:table-cell>
          <table:table-cell office:value-type="float" office:value="361178" table:formula="of:=['file:///D:/0662/A.上網月報(含1科)/105年/10511/新表號02,07~11-連結(公式)檔105.11.xls'#'160'.I47]" table:style-name="ce117">
            <text:p><text:s text:c="3"/>361,178</text:p>
          </table:table-cell>
          <table:table-cell office:value-type="float" office:value="334017" table:formula="of:=['file:///D:/0662/A.上網月報(含1科)/105年/10511/新表號02,07~11-連結(公式)檔105.11.xls'#'160'.I48]" table:style-name="ce117">
            <text:p><text:s text:c="3"/>334,017</text:p>
          </table:table-cell>
          <table:table-cell office:value-type="float" office:value="108.13" table:formula="of:=ROUND(([.H18]/[.I18]*100);2)" table:style-name="ce31">
            <text:p><text:s text:c="3"/>108.13</text:p>
          </table:table-cell>
          <table:table-cell office:value-type="float" office:value="538.56324979706903" table:formula="of:=[.G18]/[.B18]" table:style-name="ce31">
            <text:p><text:s text:c="3"/>538.56</text:p>
          </table:table-cell>
          <table:table-cell office:value-type="float" office:value="2.9" table:formula="of:=ROUND([.G18]/[.F18];2)" table:style-name="ce31">
            <text:p><text:s text:c="3"/>2.90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21">
            <text:p>嘉義縣</text:p>
          </table:table-cell>
          <table:table-cell office:value-type="float" office:value="1903.6367" table:style-name="ce120">
            <text:p><text:s text:c="3"/>1,903.636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57" table:formula="of:=['file:///D:/0662/A.上網月報(含1科)/105年/10511/新表號02,07~11-連結(公式)檔105.11.xls'#'160'.D50]" table:style-name="ce117">
            <text:p><text:s text:c="3"/>357</text:p>
          </table:table-cell>
          <table:table-cell office:value-type="float" office:value="5327" table:formula="of:=['file:///D:/0662/A.上網月報(含1科)/105年/10511/新表號02,07~11-連結(公式)檔105.11.xls'#'160'.F50]" table:style-name="ce117">
            <text:p><text:s text:c="3"/>5,327</text:p>
          </table:table-cell>
          <table:table-cell office:value-type="float" office:value="182482" table:formula="of:=['file:///D:/0662/A.上網月報(含1科)/105年/10511/新表號02,07~11-連結(公式)檔105.11.xls'#'160'.G50]" table:style-name="ce117">
            <text:p><text:s text:c="3"/>182,482</text:p>
          </table:table-cell>
          <table:table-cell office:value-type="float" office:value="515835" table:formula="of:=[.H19]+[.I19]" table:style-name="ce118">
            <text:p><text:s text:c="3"/>515,835</text:p>
          </table:table-cell>
          <table:table-cell office:value-type="float" office:value="268363" table:formula="of:=['file:///D:/0662/A.上網月報(含1科)/105年/10511/新表號02,07~11-連結(公式)檔105.11.xls'#'160'.I50]" table:style-name="ce117">
            <text:p><text:s text:c="3"/>268,363</text:p>
          </table:table-cell>
          <table:table-cell office:value-type="float" office:value="247472" table:formula="of:=['file:///D:/0662/A.上網月報(含1科)/105年/10511/新表號02,07~11-連結(公式)檔105.11.xls'#'160'.I51]" table:style-name="ce117">
            <text:p><text:s text:c="3"/>247,472</text:p>
          </table:table-cell>
          <table:table-cell office:value-type="float" office:value="108.44" table:formula="of:=ROUND(([.H19]/[.I19]*100);2)" table:style-name="ce31">
            <text:p><text:s text:c="3"/>108.44</text:p>
          </table:table-cell>
          <table:table-cell office:value-type="float" office:value="270.97344782226565" table:formula="of:=[.G19]/[.B19]" table:style-name="ce31">
            <text:p><text:s text:c="3"/>270.97</text:p>
          </table:table-cell>
          <table:table-cell office:value-type="float" office:value="2.83" table:formula="of:=ROUND([.G19]/[.F19];2)" table:style-name="ce31">
            <text:p><text:s text:c="3"/>2.83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21">
            <text:p>屏東縣</text:p>
          </table:table-cell>
          <table:table-cell office:value-type="float" office:value="2775.6003000000001" table:style-name="ce120">
            <text:p><text:s text:c="3"/>2,775.6003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464" table:formula="of:=['file:///D:/0662/A.上網月報(含1科)/105年/10511/新表號02,07~11-連結(公式)檔105.11.xls'#'160'.D53]" table:style-name="ce117">
            <text:p><text:s text:c="3"/>464</text:p>
          </table:table-cell>
          <table:table-cell office:value-type="float" office:value="7412" table:formula="of:=['file:///D:/0662/A.上網月報(含1科)/105年/10511/新表號02,07~11-連結(公式)檔105.11.xls'#'160'.F53]" table:style-name="ce117">
            <text:p><text:s text:c="3"/>7,412</text:p>
          </table:table-cell>
          <table:table-cell office:value-type="float" office:value="285727" table:formula="of:=['file:///D:/0662/A.上網月報(含1科)/105年/10511/新表號02,07~11-連結(公式)檔105.11.xls'#'160'.G53]" table:style-name="ce117">
            <text:p><text:s text:c="3"/>285,727</text:p>
          </table:table-cell>
          <table:table-cell office:value-type="float" office:value="836243" table:formula="of:=[.H20]+[.I20]" table:style-name="ce118">
            <text:p><text:s text:c="3"/>836,243</text:p>
          </table:table-cell>
          <table:table-cell office:value-type="float" office:value="427989" table:formula="of:=['file:///D:/0662/A.上網月報(含1科)/105年/10511/新表號02,07~11-連結(公式)檔105.11.xls'#'160'.I53]" table:style-name="ce117">
            <text:p><text:s text:c="3"/>427,989</text:p>
          </table:table-cell>
          <table:table-cell office:value-type="float" office:value="408254" table:formula="of:=['file:///D:/0662/A.上網月報(含1科)/105年/10511/新表號02,07~11-連結(公式)檔105.11.xls'#'160'.I54]" table:style-name="ce117">
            <text:p><text:s text:c="3"/>408,254</text:p>
          </table:table-cell>
          <table:table-cell office:value-type="float" office:value="104.83" table:formula="of:=ROUND(([.H20]/[.I20]*100);2)" table:style-name="ce31">
            <text:p><text:s text:c="3"/>104.83</text:p>
          </table:table-cell>
          <table:table-cell office:value-type="float" office:value="301.28365384598061" table:formula="of:=[.G20]/[.B20]" table:style-name="ce31">
            <text:p><text:s text:c="3"/>301.28</text:p>
          </table:table-cell>
          <table:table-cell office:value-type="float" office:value="2.93" table:formula="of:=ROUND([.G20]/[.F20];2)" table:style-name="ce31">
            <text:p><text:s text:c="3"/>2.93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21">
            <text:p>臺東縣</text:p>
          </table:table-cell>
          <table:table-cell office:value-type="float" office:value="3515.2525999999998" table:style-name="ce120">
            <text:p><text:s text:c="3"/>3,515.252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47" table:formula="of:=['file:///D:/0662/A.上網月報(含1科)/105年/10511/新表號02,07~11-連結(公式)檔105.11.xls'#'160'.D56]" table:style-name="ce117">
            <text:p><text:s text:c="3"/>147</text:p>
          </table:table-cell>
          <table:table-cell office:value-type="float" office:value="2684" table:formula="of:=['file:///D:/0662/A.上網月報(含1科)/105年/10511/新表號02,07~11-連結(公式)檔105.11.xls'#'160'.F56]" table:style-name="ce117">
            <text:p><text:s text:c="3"/>2,684</text:p>
          </table:table-cell>
          <table:table-cell office:value-type="float" office:value="82569" table:formula="of:=['file:///D:/0662/A.上網月報(含1科)/105年/10511/新表號02,07~11-連結(公式)檔105.11.xls'#'160'.G56]" table:style-name="ce117">
            <text:p><text:s text:c="3"/>82,569</text:p>
          </table:table-cell>
          <table:table-cell office:value-type="float" office:value="220942" table:formula="of:=[.H21]+[.I21]" table:style-name="ce118">
            <text:p><text:s text:c="3"/>220,942</text:p>
          </table:table-cell>
          <table:table-cell office:value-type="float" office:value="114294" table:formula="of:=['file:///D:/0662/A.上網月報(含1科)/105年/10511/新表號02,07~11-連結(公式)檔105.11.xls'#'160'.I56]" table:style-name="ce117">
            <text:p><text:s text:c="3"/>114,294</text:p>
          </table:table-cell>
          <table:table-cell office:value-type="float" office:value="106648" table:formula="of:=['file:///D:/0662/A.上網月報(含1科)/105年/10511/新表號02,07~11-連結(公式)檔105.11.xls'#'160'.I57]" table:style-name="ce117">
            <text:p><text:s text:c="3"/>106,648</text:p>
          </table:table-cell>
          <table:table-cell office:value-type="float" office:value="107.17" table:formula="of:=ROUND(([.H21]/[.I21]*100);2)" table:style-name="ce31">
            <text:p><text:s text:c="3"/>107.17</text:p>
          </table:table-cell>
          <table:table-cell office:value-type="float" office:value="62.852382215719011" table:formula="of:=[.G21]/[.B21]" table:style-name="ce31">
            <text:p><text:s text:c="3"/>62.85</text:p>
          </table:table-cell>
          <table:table-cell office:value-type="float" office:value="2.68" table:formula="of:=ROUND([.G21]/[.F21];2)" table:style-name="ce31">
            <text:p><text:s text:c="3"/>2.68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1">
            <text:p>花蓮縣</text:p>
          </table:table-cell>
          <table:table-cell office:value-type="float" office:value="4628.5713999999998" table:style-name="ce120">
            <text:p><text:s text:c="3"/>4,628.571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77" table:formula="of:=['file:///D:/0662/A.上網月報(含1科)/105年/10511/新表號02,07~11-連結(公式)檔105.11.xls'#'160'.D59]" table:style-name="ce117">
            <text:p><text:s text:c="3"/>177</text:p>
          </table:table-cell>
          <table:table-cell office:value-type="float" office:value="3591" table:formula="of:=['file:///D:/0662/A.上網月報(含1科)/105年/10511/新表號02,07~11-連結(公式)檔105.11.xls'#'160'.F59]" table:style-name="ce117">
            <text:p><text:s text:c="3"/>3,591</text:p>
          </table:table-cell>
          <table:table-cell office:value-type="float" office:value="125289" table:formula="of:=['file:///D:/0662/A.上網月報(含1科)/105年/10511/新表號02,07~11-連結(公式)檔105.11.xls'#'160'.G59]" table:style-name="ce117">
            <text:p><text:s text:c="3"/>125,289</text:p>
          </table:table-cell>
          <table:table-cell office:value-type="float" office:value="330930" table:formula="of:=[.H22]+[.I22]" table:style-name="ce118">
            <text:p><text:s text:c="3"/>330,930</text:p>
          </table:table-cell>
          <table:table-cell office:value-type="float" office:value="168386" table:formula="of:=['file:///D:/0662/A.上網月報(含1科)/105年/10511/新表號02,07~11-連結(公式)檔105.11.xls'#'160'.I59]" table:style-name="ce117">
            <text:p><text:s text:c="3"/>168,386</text:p>
          </table:table-cell>
          <table:table-cell office:value-type="float" office:value="162544" table:formula="of:=['file:///D:/0662/A.上網月報(含1科)/105年/10511/新表號02,07~11-連結(公式)檔105.11.xls'#'160'.I60]" table:style-name="ce117">
            <text:p><text:s text:c="3"/>162,544</text:p>
          </table:table-cell>
          <table:table-cell office:value-type="float" office:value="103.59" table:formula="of:=ROUND(([.H22]/[.I22]*100);2)" table:style-name="ce31">
            <text:p><text:s text:c="3"/>103.59</text:p>
          </table:table-cell>
          <table:table-cell office:value-type="float" office:value="71.497222663563107" table:formula="of:=[.G22]/[.B22]" table:style-name="ce31">
            <text:p><text:s text:c="3"/>71.50</text:p>
          </table:table-cell>
          <table:table-cell office:value-type="float" office:value="2.64" table:formula="of:=ROUND([.G22]/[.F22];2)" table:style-name="ce31">
            <text:p><text:s text:c="3"/>2.64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1">
            <text:p>澎湖縣</text:p>
          </table:table-cell>
          <table:table-cell office:value-type="float" office:value="126.86409999999999" table:style-name="ce120">
            <text:p><text:s text:c="3"/>126.864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96" table:formula="of:=['file:///D:/0662/A.上網月報(含1科)/105年/10511/新表號02,07~11-連結(公式)檔105.11.xls'#'160'.D62]" table:style-name="ce117">
            <text:p><text:s text:c="3"/>96</text:p>
          </table:table-cell>
          <table:table-cell office:value-type="float" office:value="1390" table:formula="of:=['file:///D:/0662/A.上網月報(含1科)/105年/10511/新表號02,07~11-連結(公式)檔105.11.xls'#'160'.F62]" table:style-name="ce117">
            <text:p><text:s text:c="3"/>1,390</text:p>
          </table:table-cell>
          <table:table-cell office:value-type="float" office:value="39141" table:formula="of:=['file:///D:/0662/A.上網月報(含1科)/105年/10511/新表號02,07~11-連結(公式)檔105.11.xls'#'160'.G62]" table:style-name="ce117">
            <text:p><text:s text:c="3"/>39,141</text:p>
          </table:table-cell>
          <table:table-cell office:value-type="float" office:value="103104" table:formula="of:=[.H23]+[.I23]" table:style-name="ce118">
            <text:p><text:s text:c="3"/>103,104</text:p>
          </table:table-cell>
          <table:table-cell office:value-type="float" office:value="53079" table:formula="of:=['file:///D:/0662/A.上網月報(含1科)/105年/10511/新表號02,07~11-連結(公式)檔105.11.xls'#'160'.I62]" table:style-name="ce117">
            <text:p><text:s text:c="3"/>53,079</text:p>
          </table:table-cell>
          <table:table-cell office:value-type="float" office:value="50025" table:formula="of:=['file:///D:/0662/A.上網月報(含1科)/105年/10511/新表號02,07~11-連結(公式)檔105.11.xls'#'160'.I63]" table:style-name="ce117">
            <text:p><text:s text:c="3"/>50,025</text:p>
          </table:table-cell>
          <table:table-cell office:value-type="float" office:value="106.1" table:formula="of:=ROUND(([.H23]/[.I23]*100);2)" table:style-name="ce31">
            <text:p><text:s text:c="3"/>106.10</text:p>
          </table:table-cell>
          <table:table-cell office:value-type="float" office:value="812.71218571684187" table:formula="of:=[.G23]/[.B23]" table:style-name="ce31">
            <text:p><text:s text:c="3"/>812.71</text:p>
          </table:table-cell>
          <table:table-cell office:value-type="float" office:value="2.63" table:formula="of:=ROUND([.G23]/[.F23];2)" table:style-name="ce31">
            <text:p><text:s text:c="3"/>2.63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121">
            <text:p>基隆市</text:p>
          </table:table-cell>
          <table:table-cell office:value-type="float" office:value="132.75890000000001" table:style-name="ce120">
            <text:p><text:s text:c="3"/>132.7589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57" table:formula="of:=['file:///D:/0662/A.上網月報(含1科)/105年/10511/新表號02,07~11-連結(公式)檔105.11.xls'#'160'.D65]" table:style-name="ce117">
            <text:p><text:s text:c="3"/>157</text:p>
          </table:table-cell>
          <table:table-cell office:value-type="float" office:value="3310" table:formula="of:=['file:///D:/0662/A.上網月報(含1科)/105年/10511/新表號02,07~11-連結(公式)檔105.11.xls'#'160'.F65]" table:style-name="ce117">
            <text:p><text:s text:c="3"/>3,310</text:p>
          </table:table-cell>
          <table:table-cell office:value-type="float" office:value="151812" table:formula="of:=['file:///D:/0662/A.上網月報(含1科)/105年/10511/新表號02,07~11-連結(公式)檔105.11.xls'#'160'.G65]" table:style-name="ce117">
            <text:p><text:s text:c="3"/>151,812</text:p>
          </table:table-cell>
          <table:table-cell office:value-type="float" office:value="372062" table:formula="of:=[.H24]+[.I24]" table:style-name="ce118">
            <text:p><text:s text:c="3"/>372,062</text:p>
          </table:table-cell>
          <table:table-cell office:value-type="float" office:value="186509" table:formula="of:=['file:///D:/0662/A.上網月報(含1科)/105年/10511/新表號02,07~11-連結(公式)檔105.11.xls'#'160'.I65]" table:style-name="ce117">
            <text:p><text:s text:c="3"/>186,509</text:p>
          </table:table-cell>
          <table:table-cell office:value-type="float" office:value="185553" table:formula="of:=['file:///D:/0662/A.上網月報(含1科)/105年/10511/新表號02,07~11-連結(公式)檔105.11.xls'#'160'.I66]" table:style-name="ce117">
            <text:p><text:s text:c="3"/>185,553</text:p>
          </table:table-cell>
          <table:table-cell office:value-type="float" office:value="100.52" table:formula="of:=ROUND(([.H24]/[.I24]*100);2)" table:style-name="ce31">
            <text:p><text:s text:c="3"/>100.52</text:p>
          </table:table-cell>
          <table:table-cell office:value-type="float" office:value="2802.5390388139699" table:formula="of:=[.G24]/[.B24]" table:style-name="ce31">
            <text:p><text:s text:c="3"/>2,802.54</text:p>
          </table:table-cell>
          <table:table-cell office:value-type="float" office:value="2.4500000000000002" table:formula="of:=ROUND([.G24]/[.F24];2)" table:style-name="ce31">
            <text:p><text:s text:c="3"/>2.45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1">
            <text:p>新竹市</text:p>
          </table:table-cell>
          <table:table-cell office:value-type="float" office:value="104.15260000000001" table:style-name="ce120">
            <text:p><text:s text:c="3"/>104.152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2" table:formula="of:=['file:///D:/0662/A.上網月報(含1科)/105年/10511/新表號02,07~11-連結(公式)檔105.11.xls'#'160'.D68]" table:style-name="ce117">
            <text:p><text:s text:c="3"/>122</text:p>
          </table:table-cell>
          <table:table-cell office:value-type="float" office:value="2186" table:formula="of:=['file:///D:/0662/A.上網月報(含1科)/105年/10511/新表號02,07~11-連結(公式)檔105.11.xls'#'160'.F68]" table:style-name="ce117">
            <text:p><text:s text:c="3"/>2,186</text:p>
          </table:table-cell>
          <table:table-cell office:value-type="float" office:value="160192" table:formula="of:=['file:///D:/0662/A.上網月報(含1科)/105年/10511/新表號02,07~11-連結(公式)檔105.11.xls'#'160'.G68]" table:style-name="ce117">
            <text:p><text:s text:c="3"/>160,192</text:p>
          </table:table-cell>
          <table:table-cell office:value-type="float" office:value="436877" table:formula="of:=[.H25]+[.I25]" table:style-name="ce118">
            <text:p><text:s text:c="3"/>436,877</text:p>
          </table:table-cell>
          <table:table-cell office:value-type="float" office:value="215998" table:formula="of:=['file:///D:/0662/A.上網月報(含1科)/105年/10511/新表號02,07~11-連結(公式)檔105.11.xls'#'160'.I68]" table:style-name="ce117">
            <text:p><text:s text:c="3"/>215,998</text:p>
          </table:table-cell>
          <table:table-cell office:value-type="float" office:value="220879" table:formula="of:=['file:///D:/0662/A.上網月報(含1科)/105年/10511/新表號02,07~11-連結(公式)檔105.11.xls'#'160'.I69]" table:style-name="ce117">
            <text:p><text:s text:c="3"/>220,879</text:p>
          </table:table-cell>
          <table:table-cell office:value-type="float" office:value="97.79" table:formula="of:=ROUND(([.H25]/[.I25]*100);2)" table:style-name="ce31">
            <text:p><text:s text:c="3"/>97.79</text:p>
          </table:table-cell>
          <table:table-cell office:value-type="float" office:value="4194.5856368443992" table:formula="of:=[.G25]/[.B25]" table:style-name="ce31">
            <text:p><text:s text:c="3"/>4,194.59</text:p>
          </table:table-cell>
          <table:table-cell office:value-type="float" office:value="2.73" table:formula="of:=ROUND([.G25]/[.F25];2)" table:style-name="ce31">
            <text:p><text:s text:c="3"/>2.73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1">
            <text:p>嘉義市</text:p>
          </table:table-cell>
          <table:table-cell office:value-type="float" office:value="60.025599999999997" table:style-name="ce120">
            <text:p><text:s text:c="3"/>60.025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4" table:formula="of:=['file:///D:/0662/A.上網月報(含1科)/105年/10511/新表號02,07~11-連結(公式)檔105.11.xls'#'160'.D71]" table:style-name="ce117">
            <text:p><text:s text:c="3"/>84</text:p>
          </table:table-cell>
          <table:table-cell office:value-type="float" office:value="1386" table:formula="of:=['file:///D:/0662/A.上網月報(含1科)/105年/10511/新表號02,07~11-連結(公式)檔105.11.xls'#'160'.F71]" table:style-name="ce117">
            <text:p><text:s text:c="3"/>1,386</text:p>
          </table:table-cell>
          <table:table-cell office:value-type="float" office:value="98916" table:formula="of:=['file:///D:/0662/A.上網月報(含1科)/105年/10511/新表號02,07~11-連結(公式)檔105.11.xls'#'160'.G71]" table:style-name="ce117">
            <text:p><text:s text:c="3"/>98,916</text:p>
          </table:table-cell>
          <table:table-cell office:value-type="float" office:value="269815" table:formula="of:=[.H26]+[.I26]" table:style-name="ce118">
            <text:p><text:s text:c="3"/>269,815</text:p>
          </table:table-cell>
          <table:table-cell office:value-type="float" office:value="131412" table:formula="of:=['file:///D:/0662/A.上網月報(含1科)/105年/10511/新表號02,07~11-連結(公式)檔105.11.xls'#'160'.I71]" table:style-name="ce117">
            <text:p><text:s text:c="3"/>131,412</text:p>
          </table:table-cell>
          <table:table-cell office:value-type="float" office:value="138403" table:formula="of:=['file:///D:/0662/A.上網月報(含1科)/105年/10511/新表號02,07~11-連結(公式)檔105.11.xls'#'160'.I72]" table:style-name="ce117">
            <text:p><text:s text:c="3"/>138,403</text:p>
          </table:table-cell>
          <table:table-cell office:value-type="float" office:value="94.95" table:formula="of:=ROUND(([.H26]/[.I26]*100);2)" table:style-name="ce31">
            <text:p><text:s text:c="3"/>94.95</text:p>
          </table:table-cell>
          <table:table-cell office:value-type="float" office:value="4494.9988005117821" table:formula="of:=[.G26]/[.B26]" table:style-name="ce31">
            <text:p><text:s text:c="3"/>4,495.00</text:p>
          </table:table-cell>
          <table:table-cell office:value-type="float" office:value="2.73" table:formula="of:=ROUND([.G26]/[.F26];2)" table:style-name="ce31">
            <text:p><text:s text:c="3"/>2.73</text:p>
          </table:table-cell>
          <table:table-cell table:style-name="ce12"/>
          <table:table-cell table:style-name="ce130"/>
          <table:table-cell table:style-name="ce114"/>
          <table:table-cell table:style-name="ce129"/>
          <table:table-cell table:style-name="ce12"/>
          <table:table-cell table:number-columns-repeated="16367" table:style-name="ce1"/>
        </table:table-row>
        <table:table-row table:style-name="ro23">
          <table:table-cell office:value-type="string" table:style-name="ce128">
            <text:p>福建省</text:p>
          </table:table-cell>
          <table:table-cell office:value-type="float" office:value="180.45600000000002" table:style-name="ce127">
            <text:p><text:s text:c="3"/>180.4560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59" table:formula="of:=[.D28]+[.D29]" table:style-name="ce125">
            <text:p><text:s text:c="3"/>59</text:p>
          </table:table-cell>
          <table:table-cell office:value-type="float" office:value="903" table:formula="of:=[.E28]+[.E29]" table:style-name="ce125">
            <text:p><text:s text:c="3"/>903</text:p>
          </table:table-cell>
          <table:table-cell office:value-type="float" office:value="41860" table:formula="of:=[.F28]+[.F29]" table:style-name="ce125">
            <text:p><text:s text:c="3"/>41,860</text:p>
          </table:table-cell>
          <table:table-cell office:value-type="float" office:value="147466" table:formula="of:=[.H27]+[.I27]" table:style-name="ce69">
            <text:p><text:s text:c="3"/>147,466</text:p>
          </table:table-cell>
          <table:table-cell office:value-type="float" office:value="74638" table:formula="of:=[.H28]+[.H29]" table:style-name="ce125">
            <text:p><text:s text:c="3"/>74,638</text:p>
          </table:table-cell>
          <table:table-cell office:value-type="float" office:value="72828" table:formula="of:=[.I28]+[.I29]" table:style-name="ce125">
            <text:p><text:s text:c="3"/>72,828</text:p>
          </table:table-cell>
          <table:table-cell office:value-type="float" office:value="102.49" table:formula="of:=ROUND(([.H27]/[.I27]*100);2)" table:style-name="ce66">
            <text:p><text:s text:c="3"/>102.49</text:p>
          </table:table-cell>
          <table:table-cell office:value-type="float" office:value="817.18535266214474" table:formula="of:=[.G27]/[.B27]" table:style-name="ce66">
            <text:p><text:s text:c="3"/>817.19</text:p>
          </table:table-cell>
          <table:table-cell office:value-type="float" office:value="3.52" table:formula="of:=ROUND([.G27]/[.F27];2)" table:style-name="ce66">
            <text:p><text:s text:c="3"/>3.52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1">
            <text:p>金門縣</text:p>
          </table:table-cell>
          <table:table-cell office:value-type="float" office:value="151.65600000000001" table:style-name="ce120">
            <text:p><text:s text:c="3"/>151.656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formula="of:=['file:///D:/0662/A.上網月報(含1科)/105年/10511/新表號02,07~11-連結(公式)檔105.11.xls'#'160'.D77]" table:style-name="ce117">
            <text:p><text:s text:c="3"/>37</text:p>
          </table:table-cell>
          <table:table-cell office:value-type="float" office:value="767" table:formula="of:=['file:///D:/0662/A.上網月報(含1科)/105年/10511/新表號02,07~11-連結(公式)檔105.11.xls'#'160'.F77]" table:style-name="ce117">
            <text:p><text:s text:c="3"/>767</text:p>
          </table:table-cell>
          <table:table-cell office:value-type="float" office:value="39208" table:formula="of:=['file:///D:/0662/A.上網月報(含1科)/105年/10511/新表號02,07~11-連結(公式)檔105.11.xls'#'160'.G77]" table:style-name="ce117">
            <text:p><text:s text:c="3"/>39,208</text:p>
          </table:table-cell>
          <table:table-cell office:value-type="float" office:value="134858" table:formula="of:=[.H28]+[.I28]" table:style-name="ce118">
            <text:p><text:s text:c="3"/>134,858</text:p>
          </table:table-cell>
          <table:table-cell office:value-type="float" office:value="67454" table:formula="of:=['file:///D:/0662/A.上網月報(含1科)/105年/10511/新表號02,07~11-連結(公式)檔105.11.xls'#'160'.I77]" table:style-name="ce117">
            <text:p><text:s text:c="3"/>67,454</text:p>
          </table:table-cell>
          <table:table-cell office:value-type="float" office:value="67404" table:formula="of:=['file:///D:/0662/A.上網月報(含1科)/105年/10511/新表號02,07~11-連結(公式)檔105.11.xls'#'160'.I78]" table:style-name="ce117">
            <text:p><text:s text:c="3"/>67,404</text:p>
          </table:table-cell>
          <table:table-cell office:value-type="float" office:value="100.07" table:formula="of:=ROUND(([.H28]/[.I28]*100);2)" table:style-name="ce31">
            <text:p><text:s text:c="3"/>100.07</text:p>
          </table:table-cell>
          <table:table-cell office:value-type="float" office:value="889.23616606003054" table:formula="of:=[.G28]/[.B28]" table:style-name="ce31">
            <text:p><text:s text:c="3"/>889.24</text:p>
          </table:table-cell>
          <table:table-cell office:value-type="float" office:value="3.44" table:formula="of:=ROUND([.G28]/[.F28];2)" table:style-name="ce31">
            <text:p><text:s text:c="3"/>3.44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1">
            <text:p>連江縣</text:p>
          </table:table-cell>
          <table:table-cell office:value-type="float" office:value="28.8" table:style-name="ce120">
            <text:p><text:s text:c="3"/>28.800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2" table:formula="of:=['file:///D:/0662/A.上網月報(含1科)/105年/10511/新表號02,07~11-連結(公式)檔105.11.xls'#'160'.D80]" table:style-name="ce117">
            <text:p><text:s text:c="3"/>22</text:p>
          </table:table-cell>
          <table:table-cell office:value-type="float" office:value="136" table:formula="of:=['file:///D:/0662/A.上網月報(含1科)/105年/10511/新表號02,07~11-連結(公式)檔105.11.xls'#'160'.F80]" table:style-name="ce117">
            <text:p><text:s text:c="3"/>136</text:p>
          </table:table-cell>
          <table:table-cell office:value-type="float" office:value="2652" table:formula="of:=['file:///D:/0662/A.上網月報(含1科)/105年/10511/新表號02,07~11-連結(公式)檔105.11.xls'#'160'.G80]" table:style-name="ce117">
            <text:p><text:s text:c="3"/>2,652</text:p>
          </table:table-cell>
          <table:table-cell office:value-type="float" office:value="12608" table:formula="of:=[.H29]+[.I29]" table:style-name="ce118">
            <text:p><text:s text:c="3"/>12,608</text:p>
          </table:table-cell>
          <table:table-cell office:value-type="float" office:value="7184" table:formula="of:=['file:///D:/0662/A.上網月報(含1科)/105年/10511/新表號02,07~11-連結(公式)檔105.11.xls'#'160'.I80]" table:style-name="ce117">
            <text:p><text:s text:c="3"/>7,184</text:p>
          </table:table-cell>
          <table:table-cell office:value-type="float" office:value="5424" table:formula="of:=['file:///D:/0662/A.上網月報(含1科)/105年/10511/新表號02,07~11-連結(公式)檔105.11.xls'#'160'.I81]" table:style-name="ce117">
            <text:p><text:s text:c="3"/>5,424</text:p>
          </table:table-cell>
          <table:table-cell office:value-type="float" office:value="132.44999999999999" table:formula="of:=ROUND(([.H29]/[.I29]*100);2)" table:style-name="ce31">
            <text:p><text:s text:c="3"/>132.45</text:p>
          </table:table-cell>
          <table:table-cell office:value-type="float" office:value="437.77777777777777" table:formula="of:=[.G29]/[.B29]" table:style-name="ce31">
            <text:p><text:s text:c="3"/>437.78</text:p>
          </table:table-cell>
          <table:table-cell office:value-type="float" office:value="4.75" table:formula="of:=ROUND([.G29]/[.F29];2)" table:style-name="ce31">
            <text:p><text:s text:c="3"/>4.75</text:p>
          </table:table-cell>
          <table:table-cell table:style-name="ce12"/>
          <table:table-cell table:style-name="ce115"/>
          <table:table-cell table:style-name="ce114"/>
          <table:table-cell table:style-name="ce116"/>
          <table:table-cell table:style-name="ce12"/>
          <table:table-cell table:number-columns-repeated="16367" table:style-name="ce1"/>
        </table:table-row>
        <table:table-row table:style-name="ro26">
          <table:table-cell office:value-type="string" table:style-name="ce112">
            <text:p>東沙群島</text:p>
          </table:table-cell>
          <table:table-cell office:value-type="float" office:value="2.38" table:style-name="ce111">
            <text:p><text:s text:c="3"/>2.3800</text:p>
          </table:table-cell>
          <table:table-cell office:value-type="string" table:style-name="ce109">
            <text:p>…</text:p>
          </table:table-cell>
          <table:table-cell office:value-type="string" office:string-value="…" table:formula="of:=[.C30]" table:style-name="ce109">
            <text:p>…</text:p>
          </table:table-cell>
          <table:table-cell office:value-type="string" office:string-value="…" table:formula="of:=[.D30]" table:style-name="ce109">
            <text:p>…</text:p>
          </table:table-cell>
          <table:table-cell office:value-type="string" office:string-value="…" table:formula="of:=[.E30]" table:style-name="ce109">
            <text:p>…</text:p>
          </table:table-cell>
          <table:table-cell office:value-type="string" office:string-value="…" table:formula="of:=[.F30]" table:style-name="ce109">
            <text:p>…</text:p>
          </table:table-cell>
          <table:table-cell office:value-type="string" office:string-value="…" table:formula="of:=[.G30]" table:style-name="ce109">
            <text:p>…</text:p>
          </table:table-cell>
          <table:table-cell office:value-type="string" office:string-value="…" table:formula="of:=[.H30]" table:style-name="ce109">
            <text:p>…</text:p>
          </table:table-cell>
          <table:table-cell office:value-type="string" office:string-value="…" table:formula="of:=[.I30]" table:style-name="ce109">
            <text:p>…</text:p>
          </table:table-cell>
          <table:table-cell office:value-type="string" office:string-value="…" table:formula="of:=[.J30]" table:style-name="ce109">
            <text:p>…</text:p>
          </table:table-cell>
          <table:table-cell office:value-type="string" office:string-value="…" table:formula="of:=[.K30]" table:style-name="ce109">
            <text:p>…</text:p>
          </table:table-cell>
          <table:table-cell table:style-name="ce12"/>
          <table:table-cell table:style-name="ce115"/>
          <table:table-cell table:style-name="ce114"/>
          <table:table-cell table:style-name="ce113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12">
            <text:p>南沙群島</text:p>
          </table:table-cell>
          <table:table-cell office:value-type="float" office:value="0.50449999999999995" table:style-name="ce111">
            <text:p><text:s text:c="3"/>0.5045</text:p>
          </table:table-cell>
          <table:table-cell office:value-type="string" table:style-name="ce110">
            <text:p>…</text:p>
          </table:table-cell>
          <table:table-cell office:value-type="string" office:string-value="…" table:formula="of:=[.C31]" table:style-name="ce109">
            <text:p>…</text:p>
          </table:table-cell>
          <table:table-cell office:value-type="string" office:string-value="…" table:formula="of:=[.D31]" table:style-name="ce109">
            <text:p>…</text:p>
          </table:table-cell>
          <table:table-cell office:value-type="string" office:string-value="…" table:formula="of:=[.E31]" table:style-name="ce109">
            <text:p>…</text:p>
          </table:table-cell>
          <table:table-cell office:value-type="string" office:string-value="…" table:formula="of:=[.F31]" table:style-name="ce109">
            <text:p>…</text:p>
          </table:table-cell>
          <table:table-cell office:value-type="string" office:string-value="…" table:formula="of:=[.G31]" table:style-name="ce109">
            <text:p>…</text:p>
          </table:table-cell>
          <table:table-cell office:value-type="string" office:string-value="…" table:formula="of:=[.H31]" table:style-name="ce109">
            <text:p>…</text:p>
          </table:table-cell>
          <table:table-cell office:value-type="string" office:string-value="…" table:formula="of:=[.I31]" table:style-name="ce109">
            <text:p>…</text:p>
          </table:table-cell>
          <table:table-cell office:value-type="string" office:string-value="…" table:formula="of:=[.J31]" table:style-name="ce109">
            <text:p>…</text:p>
          </table:table-cell>
          <table:table-cell office:value-type="string" office:string-value="…" table:formula="of:=[.K31]" table:style-name="ce109">
            <text:p>…</text:p>
          </table:table-cell>
          <table:table-cell table:number-columns-repeated="16372" table:style-name="ce1"/>
        </table:table-row>
        <table:table-row table:style-name="ro27">
          <table:table-cell table:style-name="ce108"/>
          <table:table-cell table:style-name="ce107"/>
          <table:table-cell table:style-name="ce106"/>
          <table:table-cell table:number-columns-repeated="3" table:style-name="ce104"/>
          <table:table-cell table:style-name="ce105"/>
          <table:table-cell table:number-columns-repeated="2" table:style-name="ce104"/>
          <table:table-cell table:number-columns-repeated="2" table:style-name="ce103"/>
          <table:table-cell table:style-name="ce102"/>
          <table:table-cell table:number-columns-repeated="244" table:style-name="ce12"/>
          <table:table-cell table:number-columns-repeated="16128" table:style-name="ce101"/>
        </table:table-row>
        <table:table-row table:style-name="ro25">
          <table:table-cell office:value-type="string" table:style-name="ce10">
            <text:p><text:span text:style-name="T3"><text:s/></text:span><text:span text:style-name="T1">說明：1.本表村里數及鄰數係指設有戶籍之戶籍登記資料，非行政區域資料。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19"/>
          <table:table-cell table:style-name="ce18"/>
          <table:table-cell office:value-type="string" office:string-value="內政部戶政司 民國105年12月5日編製" table:formula="of:=[年月別.L39]" table:style-name="ce100">
            <text:p>內政部戶政司 民國105年12月5日編製</text:p>
          </table:table-cell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2.96年12月起，我國土地面積增列東沙群島<text:span text:style-name="T1">東沙島(2.38平方公里)及南沙群島太平島(0.4896平方公里)，由高雄市代管；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8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8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28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8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160" table:style-name="ta3">
        <table:table-source xlink:href="file:///D:/0662/A.上網月報(含1科)/105年/10511/新表號02,07~11-連結(公式)檔105.11.xls" table:table-name="160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3"/>
          <table:table-cell office:value-type="float" office:value="1032"/>
          <table:table-cell/>
          <table:table-cell office:value-type="float" office:value="22118"/>
          <table:table-cell office:value-type="float" office:value="1525385"/>
          <table:table-cell/>
          <table:table-cell office:value-type="float" office:value="1952036"/>
          <table:table-cell table:number-columns-repeated="16375"/>
        </table:table-row>
        <table:table-row>
          <table:table-cell table:number-columns-repeated="8"/>
          <table:table-cell office:value-type="float" office:value="2025869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456"/>
          <table:table-cell/>
          <table:table-cell office:value-type="float" office:value="9555"/>
          <table:table-cell office:value-type="float" office:value="1047103"/>
          <table:table-cell/>
          <table:table-cell office:value-type="float" office:value="1289721"/>
          <table:table-cell table:number-columns-repeated="16375"/>
        </table:table-row>
        <table:table-row>
          <table:table-cell table:number-columns-repeated="8"/>
          <table:table-cell office:value-type="float" office:value="1405931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495"/>
          <table:table-cell/>
          <table:table-cell office:value-type="float" office:value="11552"/>
          <table:table-cell office:value-type="float" office:value="769198"/>
          <table:table-cell/>
          <table:table-cell office:value-type="float" office:value="1069986"/>
          <table:table-cell table:number-columns-repeated="16375"/>
        </table:table-row>
        <table:table-row>
          <table:table-cell table:number-columns-repeated="8"/>
          <table:table-cell office:value-type="float" office:value="1074058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625"/>
          <table:table-cell/>
          <table:table-cell office:value-type="float" office:value="12936"/>
          <table:table-cell office:value-type="float" office:value="943408"/>
          <table:table-cell/>
          <table:table-cell office:value-type="float" office:value="1365288"/>
          <table:table-cell table:number-columns-repeated="16375"/>
        </table:table-row>
        <table:table-row>
          <table:table-cell table:number-columns-repeated="8"/>
          <table:table-cell office:value-type="float" office:value="1399670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752"/>
          <table:table-cell/>
          <table:table-cell office:value-type="float" office:value="14636"/>
          <table:table-cell office:value-type="float" office:value="677690"/>
          <table:table-cell/>
          <table:table-cell office:value-type="float" office:value="943016"/>
          <table:table-cell table:number-columns-repeated="16375"/>
        </table:table-row>
        <table:table-row>
          <table:table-cell table:number-columns-repeated="8"/>
          <table:table-cell office:value-type="float" office:value="942637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891"/>
          <table:table-cell/>
          <table:table-cell office:value-type="float" office:value="17312"/>
          <table:table-cell office:value-type="float" office:value="1082096"/>
          <table:table-cell/>
          <table:table-cell office:value-type="float" office:value="1378987"/>
          <table:table-cell table:number-columns-repeated="16375"/>
        </table:table-row>
        <table:table-row>
          <table:table-cell table:number-columns-repeated="8"/>
          <table:table-cell office:value-type="float" office:value="1399783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table:number-columns-repeated="3"/>
          <table:table-cell office:value-type="float" office:value="233"/>
          <table:table-cell/>
          <table:table-cell office:value-type="float" office:value="3659"/>
          <table:table-cell office:value-type="float" office:value="166794"/>
          <table:table-cell/>
          <table:table-cell office:value-type="float" office:value="231752"/>
          <table:table-cell table:number-columns-repeated="16375"/>
        </table:table-row>
        <table:table-row>
          <table:table-cell table:number-columns-repeated="8"/>
          <table:table-cell office:value-type="float" office:value="225835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191"/>
          <table:table-cell/>
          <table:table-cell office:value-type="float" office:value="3201"/>
          <table:table-cell office:value-type="float" office:value="187215"/>
          <table:table-cell/>
          <table:table-cell office:value-type="float" office:value="279780"/>
          <table:table-cell table:number-columns-repeated="16375"/>
        </table:table-row>
        <table:table-row>
          <table:table-cell table:number-columns-repeated="8"/>
          <table:table-cell office:value-type="float" office:value="26715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274"/>
          <table:table-cell/>
          <table:table-cell office:value-type="float" office:value="4652"/>
          <table:table-cell office:value-type="float" office:value="185779"/>
          <table:table-cell/>
          <table:table-cell office:value-type="float" office:value="288610"/>
          <table:table-cell table:number-columns-repeated="16375"/>
        </table:table-row>
        <table:table-row>
          <table:table-cell table:number-columns-repeated="8"/>
          <table:table-cell office:value-type="float" office:value="270947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589"/>
          <table:table-cell/>
          <table:table-cell office:value-type="float" office:value="9143"/>
          <table:table-cell office:value-type="float" office:value="384528"/>
          <table:table-cell/>
          <table:table-cell office:value-type="float" office:value="656779"/>
          <table:table-cell table:number-columns-repeated="16375"/>
        </table:table-row>
        <table:table-row>
          <table:table-cell table:number-columns-repeated="8"/>
          <table:table-cell office:value-type="float" office:value="630386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262"/>
          <table:table-cell/>
          <table:table-cell office:value-type="float" office:value="4270"/>
          <table:table-cell office:value-type="float" office:value="177384"/>
          <table:table-cell/>
          <table:table-cell office:value-type="float" office:value="259151"/>
          <table:table-cell table:number-columns-repeated="16375"/>
        </table:table-row>
        <table:table-row>
          <table:table-cell table:number-columns-repeated="8"/>
          <table:table-cell office:value-type="float" office:value="246220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388"/>
          <table:table-cell/>
          <table:table-cell office:value-type="float" office:value="6404"/>
          <table:table-cell office:value-type="float" office:value="239426"/>
          <table:table-cell/>
          <table:table-cell office:value-type="float" office:value="361178"/>
          <table:table-cell table:number-columns-repeated="16375"/>
        </table:table-row>
        <table:table-row>
          <table:table-cell table:number-columns-repeated="8"/>
          <table:table-cell office:value-type="float" office:value="334017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357"/>
          <table:table-cell/>
          <table:table-cell office:value-type="float" office:value="5327"/>
          <table:table-cell office:value-type="float" office:value="182482"/>
          <table:table-cell/>
          <table:table-cell office:value-type="float" office:value="268363"/>
          <table:table-cell table:number-columns-repeated="16375"/>
        </table:table-row>
        <table:table-row>
          <table:table-cell table:number-columns-repeated="8"/>
          <table:table-cell office:value-type="float" office:value="24747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464"/>
          <table:table-cell/>
          <table:table-cell office:value-type="float" office:value="7412"/>
          <table:table-cell office:value-type="float" office:value="285727"/>
          <table:table-cell/>
          <table:table-cell office:value-type="float" office:value="427989"/>
          <table:table-cell table:number-columns-repeated="16375"/>
        </table:table-row>
        <table:table-row>
          <table:table-cell table:number-columns-repeated="8"/>
          <table:table-cell office:value-type="float" office:value="40825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147"/>
          <table:table-cell/>
          <table:table-cell office:value-type="float" office:value="2684"/>
          <table:table-cell office:value-type="float" office:value="82569"/>
          <table:table-cell/>
          <table:table-cell office:value-type="float" office:value="114294"/>
          <table:table-cell table:number-columns-repeated="16375"/>
        </table:table-row>
        <table:table-row>
          <table:table-cell table:number-columns-repeated="8"/>
          <table:table-cell office:value-type="float" office:value="106648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177"/>
          <table:table-cell/>
          <table:table-cell office:value-type="float" office:value="3591"/>
          <table:table-cell office:value-type="float" office:value="125289"/>
          <table:table-cell/>
          <table:table-cell office:value-type="float" office:value="168386"/>
          <table:table-cell table:number-columns-repeated="16375"/>
        </table:table-row>
        <table:table-row>
          <table:table-cell table:number-columns-repeated="8"/>
          <table:table-cell office:value-type="float" office:value="16254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96"/>
          <table:table-cell/>
          <table:table-cell office:value-type="float" office:value="1390"/>
          <table:table-cell office:value-type="float" office:value="39141"/>
          <table:table-cell/>
          <table:table-cell office:value-type="float" office:value="53079"/>
          <table:table-cell table:number-columns-repeated="16375"/>
        </table:table-row>
        <table:table-row>
          <table:table-cell table:number-columns-repeated="8"/>
          <table:table-cell office:value-type="float" office:value="50025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157"/>
          <table:table-cell/>
          <table:table-cell office:value-type="float" office:value="3310"/>
          <table:table-cell office:value-type="float" office:value="151812"/>
          <table:table-cell/>
          <table:table-cell office:value-type="float" office:value="186509"/>
          <table:table-cell table:number-columns-repeated="16375"/>
        </table:table-row>
        <table:table-row>
          <table:table-cell table:number-columns-repeated="8"/>
          <table:table-cell office:value-type="float" office:value="185553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122"/>
          <table:table-cell/>
          <table:table-cell office:value-type="float" office:value="2186"/>
          <table:table-cell office:value-type="float" office:value="160192"/>
          <table:table-cell/>
          <table:table-cell office:value-type="float" office:value="215998"/>
          <table:table-cell table:number-columns-repeated="16375"/>
        </table:table-row>
        <table:table-row>
          <table:table-cell table:number-columns-repeated="8"/>
          <table:table-cell office:value-type="float" office:value="220879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84"/>
          <table:table-cell/>
          <table:table-cell office:value-type="float" office:value="1386"/>
          <table:table-cell office:value-type="float" office:value="98916"/>
          <table:table-cell/>
          <table:table-cell office:value-type="float" office:value="131412"/>
          <table:table-cell table:number-columns-repeated="16375"/>
        </table:table-row>
        <table:table-row>
          <table:table-cell table:number-columns-repeated="8"/>
          <table:table-cell office:value-type="float" office:value="138403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table:number-columns-repeated="3"/>
          <table:table-cell office:value-type="float" office:value="37"/>
          <table:table-cell/>
          <table:table-cell office:value-type="float" office:value="767"/>
          <table:table-cell office:value-type="float" office:value="39208"/>
          <table:table-cell/>
          <table:table-cell office:value-type="float" office:value="67454"/>
          <table:table-cell table:number-columns-repeated="16375"/>
        </table:table-row>
        <table:table-row>
          <table:table-cell table:number-columns-repeated="8"/>
          <table:table-cell office:value-type="float" office:value="6740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22"/>
          <table:table-cell/>
          <table:table-cell office:value-type="float" office:value="136"/>
          <table:table-cell office:value-type="float" office:value="2652"/>
          <table:table-cell/>
          <table:table-cell office:value-type="float" office:value="7184"/>
          <table:table-cell table:number-columns-repeated="16375"/>
        </table:table-row>
        <table:table-row>
          <table:table-cell table:number-columns-repeated="8"/>
          <table:table-cell office:value-type="float" office:value="5424"/>
          <table:table-cell table:number-columns-repeated="16375"/>
        </table:table-row>
        <table:table-row table:number-rows-repeated="1048495">
          <table:table-cell table:number-columns-repeated="16375"/>
        </table:table-row>
      </table:table>
      <table:table table:name="'file:///D:/0662/A.上網月報(含1科)/105年/10511/新表號02,07~11-連結(公式)檔105.11.xls'#RCRP0C1D0" table:style-name="ta3">
        <table:table-source xlink:href="file:///D:/0662/A.上網月報(含1科)/105年/10511/新表號02,07~11-連結(公式)檔105.1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RCRP0C1E0" table:style-name="ta3">
        <table:table-source xlink:href="file:///D:/0662/A.上網月報(含1科)/105年/10511/新表號02,07~11-連結(公式)檔105.1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number number:decimal-places="2" number:min-integer-digits="1"/>
      <number:text> </number:text>
    </number:number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number:number-style style:name="N5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9P2">
      <number:text> - </number:text>
    </number:text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9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2-05T07:29:48Z</meta:creation-date>
    <dc:date>2016-12-05T07:31:02Z</dc:date>
  </office:meta>
</office:document-meta>
</file>